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14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74.86pt"/>
    </style:style>
    <style:style style:name="ro1" style:family="table-row">
      <style:table-row-properties style:row-height="37.3pt" fo:break-before="auto" style:use-optimal-row-height="false"/>
    </style:style>
    <style:style style:name="ro2" style:family="table-row">
      <style:table-row-properties style:row-height="90.99pt" fo:break-before="auto" style:use-optimal-row-height="true"/>
    </style:style>
    <style:style style:name="ro3" style:family="table-row">
      <style:table-row-properties style:row-height="113.41pt" fo:break-before="auto" style:use-optimal-row-height="true"/>
    </style:style>
    <style:style style:name="ro4" style:family="table-row">
      <style:table-row-properties style:row-height="124.61pt" fo:break-before="auto" style:use-optimal-row-height="true"/>
    </style:style>
    <style:style style:name="ro5" style:family="table-row">
      <style:table-row-properties style:row-height="102.19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158.2pt" fo:break-before="auto" style:use-optimal-row-height="true"/>
    </style:style>
    <style:style style:name="ro8" style:family="table-row">
      <style:table-row-properties style:row-height="135.81pt" fo:break-before="auto" style:use-optimal-row-height="true"/>
    </style:style>
    <style:style style:name="ro9" style:family="table-row">
      <style:table-row-properties style:row-height="79.85pt" fo:break-before="auto" style:use-optimal-row-height="true"/>
    </style:style>
    <style:style style:name="ro10" style:family="table-row">
      <style:table-row-properties style:row-height="57.46pt" fo:break-before="auto" style:use-optimal-row-height="true"/>
    </style:style>
    <style:style style:name="ro11" style:family="table-row">
      <style:table-row-properties style:row-height="303.7pt" fo:break-before="auto" style:use-optimal-row-height="true"/>
    </style:style>
    <style:style style:name="ro12" style:family="table-row">
      <style:table-row-properties style:row-height="68.66pt" fo:break-before="auto" style:use-optimal-row-height="true"/>
    </style:style>
    <style:style style:name="ro13" style:family="table-row">
      <style:table-row-properties style:row-height="12.81pt" fo:break-before="auto" style:use-optimal-row-height="true"/>
    </style:style>
    <style:style style:name="ro14" style:family="table-row">
      <style:table-row-properties style:row-height="23.84pt" fo:break-before="auto" style:use-optimal-row-height="true"/>
    </style:style>
    <style:style style:name="ro15" style:family="table-row">
      <style:table-row-properties style:row-height="147pt" fo:break-before="auto" style:use-optimal-row-height="true"/>
    </style:style>
    <style:style style:name="ro16" style:family="table-row">
      <style:table-row-properties style:row-height="191.76pt" fo:break-before="auto" style:use-optimal-row-height="true"/>
    </style:style>
    <style:style style:name="ro17" style:family="table-row">
      <style:table-row-properties style:row-height="35.04pt" fo:break-before="auto" style:use-optimal-row-height="true"/>
    </style:style>
    <style:style style:name="ro18" style:family="table-row">
      <style:table-row-properties style:row-height="214.16pt" fo:break-before="auto" style:use-optimal-row-height="true"/>
    </style:style>
    <style:style style:name="ro19" style:family="table-row">
      <style:table-row-properties style:row-height="225.35pt" fo:break-before="auto" style:use-optimal-row-height="true"/>
    </style:style>
    <style:style style:name="ta1" style:family="table" style:master-page-name="Riadenie_20_prístupu">
      <style:table-properties table:display="true" style:writing-mode="lr-tb"/>
    </style:style>
    <style:style style:name="ta2" style:family="table" style:master-page-name="SNMP">
      <style:table-properties table:display="true" style:writing-mode="lr-tb"/>
    </style:style>
    <style:style style:name="ta3" style:family="table" style:master-page-name="Syslog">
      <style:table-properties table:display="true" style:writing-mode="lr-tb"/>
    </style:style>
    <style:style style:name="ta4" style:family="table" style:master-page-name="Smerovanie">
      <style:table-properties table:display="true" style:writing-mode="lr-tb"/>
    </style:style>
    <style:style style:name="ta5" style:family="table" style:master-page-name="Filtrovanie">
      <style:table-properties table:display="true" style:writing-mode="lr-tb"/>
    </style:style>
    <style:style style:name="ta6" style:family="table" style:master-page-name="Mapovanie_20_siete">
      <style:table-properties table:display="true" style:writing-mode="lr-tb"/>
    </style:style>
    <style:style style:name="ta7" style:family="table" style:master-page-name="First_20_Hop_20_Security">
      <style:table-properties table:display="true" style:writing-mode="lr-tb"/>
    </style:style>
    <style:style style:name="ta8" style:family="table" style:master-page-name="Identifikácia">
      <style:table-properties table:display="true" style:writing-mode="lr-tb"/>
    </style:style>
    <style:style style:name="ta9" style:family="table" style:master-page-name="Ostatné">
      <style:table-properties table:display="true" style:writing-mode="lr-tb"/>
    </style:style>
    <style:style style:name="ta10" style:family="table" style:master-page-name="NTP">
      <style:table-properties table:display="true" style:writing-mode="lr-tb"/>
    </style:style>
    <style:style style:name="ta11" style:family="table" style:master-page-name="VLAN">
      <style:table-properties table:display="true" style:writing-mode="lr-tb"/>
    </style:style>
    <style:style style:name="ta12" style:family="table" style:master-page-name="STP">
      <style:table-properties table:display="true" style:writing-mode="lr-tb"/>
    </style:style>
    <style:style style:name="ta13" style:family="table" style:master-page-name="Vysoké_20_zaťaženie_20_zariadenia">
      <style:table-properties table:display="true" style:writing-mode="lr-tb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ce181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Riadenie prístupu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ACE-2"/>
        <table:table-column table:style-name="co2" table:default-cell-style-name="ACE-2"/>
        <table:table-column table:style-name="co3" table:default-cell-style-name="ACE-2"/>
        <table:table-column table:style-name="co4" table:default-cell-style-name="ACE-2"/>
        <table:table-column table:style-name="co1" table:number-columns-repeated="1018" table:default-cell-style-name="ACE-2"/>
        <table:table-row table:style-name="ro1">
          <table:table-cell table:style-name="ACE-0" office:value-type="string" calcext:value-type="string">
            <text:p>Riadok č.</text:p>
          </table:table-cell>
          <table:table-cell table:style-name="ACE-0" office:value-type="string" calcext:value-type="string">
            <text:p>Útok / Problém</text:p>
          </table:table-cell>
          <table:table-cell table:style-name="ACE-0" office:value-type="string" calcext:value-type="string">
            <text:p>Mitigácia / Nastavenie</text:p>
          </table:table-cell>
          <table:table-cell table:style-name="ACE-0" office:value-type="string" calcext:value-type="string">
            <text:p>Plane </text:p>
          </table:table-cell>
          <table:table-cell table:style-name="ACE-0" office:value-type="string" calcext:value-type="string">
            <text:p>Severity</text:p>
          </table:table-cell>
          <table:table-cell table:style-name="ACE-0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2">
          <table:table-cell table:style-name="ACE-1" office:value-type="float" office:value="1" calcext:value-type="float">
            <text:p>1</text:p>
          </table:table-cell>
          <table:table-cell table:style-name="ACE-1" office:value-type="string" calcext:value-type="string">
            <text:p>Nepovolený prístup k manažovaniu zariadenia</text:p>
          </table:table-cell>
          <table:table-cell table:style-name="ACE-1" office:value-type="string" calcext:value-type="string">
            <text:p>Vytvoriť a aplikovať ACL pre OOB, Telnet, SSH a pod. a zaznamenať v logu prístupy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Hardening Cisco RoutersCIS Cisco IOS 15 Benchmark</text:p>
          </table:table-cell>
          <table:table-cell table:style-name="ACE-1"/>
          <table:table-cell table:number-columns-repeated="1016"/>
        </table:table-row>
        <table:table-row table:style-name="ro3">
          <table:table-cell table:style-name="ACE-1" office:value-type="float" office:value="2" calcext:value-type="float">
            <text:p>2</text:p>
          </table:table-cell>
          <table:table-cell table:style-name="ACE-1" office:value-type="string" calcext:value-type="string">
            <text:p>Neautorizovaný prístup cez nepoužívané a nezabezpečené protokoly na manažment zariadení</text:p>
          </table:table-cell>
          <table:table-cell table:style-name="ACE-1" office:value-type="string" calcext:value-type="string">
            <text:p>Vypnúť nepoužívané protokoly na prístup k manažovaniu zariadení (telnet a pod.)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Guide to Harden Cisco IOS Devices</text:p>
          </table:table-cell>
          <table:table-cell table:style-name="ACE-1"/>
          <table:table-cell table:number-columns-repeated="1016"/>
        </table:table-row>
        <table:table-row table:style-name="ro4">
          <table:table-cell table:style-name="ACE-1" office:value-type="float" office:value="3" calcext:value-type="float">
            <text:p>3</text:p>
          </table:table-cell>
          <table:table-cell table:style-name="ACE-1" office:value-type="string" calcext:value-type="string">
            <text:p>Nepovolený prístup k manažmentu konfigurácie zariadenia</text:p>
          </table:table-cell>
          <table:table-cell table:style-name="ACE-1" office:value-type="string" calcext:value-type="string">
            <text:p>Vypnutie odchádzajúcich spojení pre protokoly na manažment zariadení pokiaľ sa nepoužívajú (telnet a pod.)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Guide to Harden Cisco IOS Devices</text:p>
          </table:table-cell>
          <table:table-cell table:style-name="ACE-1"/>
          <table:table-cell table:number-columns-repeated="1016"/>
        </table:table-row>
        <table:table-row table:style-name="ro3">
          <table:table-cell table:style-name="ACE-1" office:value-type="float" office:value="4" calcext:value-type="float">
            <text:p>4</text:p>
          </table:table-cell>
          <table:table-cell table:style-name="ACE-1" office:value-type="string" calcext:value-type="string">
            <text:p>Prístup bez požadovaných prístupových údajov</text:p>
          </table:table-cell>
          <table:table-cell table:style-name="ACE-1" office:value-type="string" calcext:value-type="string">
            <text:p>Nakonfigruovanie protokolov na manažment zariadení, aby požadovali prístupové údaje (telnet a pod.)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</text:p>
          </table:table-cell>
          <table:table-cell table:style-name="ACE-1"/>
          <table:table-cell table:number-columns-repeated="1016"/>
        </table:table-row>
        <table:table-row table:style-name="ro3">
          <table:table-cell table:style-name="ACE-1" office:value-type="float" office:value="5" calcext:value-type="float">
            <text:p>5</text:p>
          </table:table-cell>
          <table:table-cell table:style-name="ACE-3" office:value-type="string" calcext:value-type="string">
            <text:p>Nekonzistenia konfiguračných súborov pri zmenách konfigurácie viac ako jedným administrátorom</text:p>
          </table:table-cell>
          <table:table-cell table:style-name="ACE-3" office:value-type="string" calcext:value-type="string">
            <text:p>Povolit súčasne iba jednému administrátorovi vykonávanie zmien v konfigurácii</text:p>
          </table:table-cell>
          <table:table-cell table:style-name="ACE-3" office:value-type="string" calcext:value-type="string">
            <text:p>M</text:p>
          </table:table-cell>
          <table:table-cell table:style-name="ACE-3" office:value-type="string" calcext:value-type="string">
            <text:p>H</text:p>
          </table:table-cell>
          <table:table-cell table:style-name="ACE-3" office:value-type="string" calcext:value-type="string">
            <text:p>A</text:p>
          </table:table-cell>
          <table:table-cell table:style-name="ACE-3" office:value-type="string" calcext:value-type="string">
            <text:p>Cisco Guide to Harden Cisco IOS Devices</text:p>
          </table:table-cell>
          <table:table-cell table:style-name="ACE-1"/>
          <table:table-cell table:number-columns-repeated="1016"/>
        </table:table-row>
        <table:table-row table:style-name="ro5">
          <table:table-cell table:style-name="ACE-1" office:value-type="float" office:value="6" calcext:value-type="float">
            <text:p>6</text:p>
          </table:table-cell>
          <table:table-cell table:style-name="ACE-1" office:value-type="string" calcext:value-type="string">
            <text:p>Nepoužívanie zabezpečeného protokolu na manažment zariadení môže viesť k odposluchu</text:p>
          </table:table-cell>
          <table:table-cell table:style-name="ACE-1" office:value-type="string" calcext:value-type="string">
            <text:p>Zapnutie SSH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6">
          <table:table-cell table:style-name="ACE-1" office:value-type="float" office:value="7" calcext:value-type="float">
            <text:p>7</text:p>
          </table:table-cell>
          <table:table-cell table:style-name="ACE-1" office:value-type="string" calcext:value-type="string">
            <text:p>Nebezpečná verzia 1 protokolu SSH</text:p>
          </table:table-cell>
          <table:table-cell table:style-name="ACE-1" office:value-type="string" calcext:value-type="string">
            <text:p>SSH verzia 2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CCNA Security Study Guide</text:p>
          </table:table-cell>
          <table:table-cell table:style-name="ACE-1"/>
          <table:table-cell table:number-columns-repeated="1016"/>
        </table:table-row>
        <table:table-row table:style-name="ro5">
          <table:table-cell table:style-name="ACE-1" office:value-type="float" office:value="8" calcext:value-type="float">
            <text:p>8</text:p>
          </table:table-cell>
          <table:table-cell table:style-name="ACE-1" office:value-type="string" calcext:value-type="string">
            <text:p>Útok na krátky RSA kĺúč</text:p>
          </table:table-cell>
          <table:table-cell table:style-name="ACE-1" office:value-type="string" calcext:value-type="string">
            <text:p>Dĺžka RSA kľúča minimálne 2048 bitov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Transitioning the Use of Cryptographic Algorithms and Key Lengths </text:p>
          </table:table-cell>
          <table:table-cell table:style-name="ACE-1"/>
          <table:table-cell table:number-columns-repeated="1016"/>
        </table:table-row>
        <table:table-row table:style-name="ro7">
          <table:table-cell table:style-name="ACE-1" office:value-type="float" office:value="9" calcext:value-type="float">
            <text:p>9</text:p>
          </table:table-cell>
          <table:table-cell table:style-name="ACE-1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ACE-1" office:value-type="string" calcext:value-type="string">
            <text:p>SSH čas vypršania sedenia</text:p>
          </table:table-cell>
          <table:table-cell table:number-columns-repeated="2" table:style-name="ACE-1" office:value-type="string" calcext:value-type="string">
            <text:p>M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5">
          <table:table-cell table:style-name="ACE-1" office:value-type="float" office:value="10" calcext:value-type="float">
            <text:p>10</text:p>
          </table:table-cell>
          <table:table-cell table:style-name="ACE-1" office:value-type="string" calcext:value-type="string">
            <text:p>Hádanie hesla k RSA kľúču</text:p>
          </table:table-cell>
          <table:table-cell table:style-name="ACE-1" office:value-type="string" calcext:value-type="string">
            <text:p>SSH maximálny počet neúspešných pokusov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router configuration handbook Cisco IOS 23 - Autentizace uživatele na switchi vůči Active Directory</text:p>
          </table:table-cell>
          <table:table-cell table:style-name="ACE-1"/>
          <table:table-cell table:number-columns-repeated="1016"/>
        </table:table-row>
        <table:table-row table:style-name="ro5">
          <table:table-cell table:style-name="ACE-1" office:value-type="float" office:value="11" calcext:value-type="float">
            <text:p>11</text:p>
          </table:table-cell>
          <table:table-cell table:style-name="ACE-1" office:value-type="string" calcext:value-type="string">
            <text:p>Útok hrubou silou na zistenie prihlasovacích údajov</text:p>
          </table:table-cell>
          <table:table-cell table:style-name="ACE-1" office:value-type="string" calcext:value-type="string">
            <text:p>Špecifikovať čas po ktorý nie je možné po N pokusoch sa prihlásiť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router configuration handbook Cisco IOS 23 - Autentizace uživatele na switchi vůči Active Directory</text:p>
          </table:table-cell>
          <table:table-cell table:style-name="ACE-1"/>
          <table:table-cell table:number-columns-repeated="1016"/>
        </table:table-row>
        <table:table-row table:style-name="ro8">
          <table:table-cell table:style-name="ACE-1" office:value-type="float" office:value="12" calcext:value-type="float">
            <text:p>12</text:p>
          </table:table-cell>
          <table:table-cell table:style-name="ACE-1" office:value-type="string" calcext:value-type="string">
            <text:p>Prihlásenie na zariadenie nie je možné kvôli zablokovaniu pre príliš veľa neúspešných pokusov</text:p>
          </table:table-cell>
          <table:table-cell table:style-name="ACE-1" office:value-type="string" calcext:value-type="string">
            <text:p>Povolenie prístupu administrátorovi na základe IP adresy, keď je protokol na manažovanie zariadení nedostupný kvôli DOS útoku</text:p>
          </table:table-cell>
          <table:table-cell table:number-columns-repeated="2" table:style-name="ACE-1" office:value-type="string" calcext:value-type="string">
            <text:p>M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router configuration handbook Cisco IOS 23 - Autentizace uživatele na switchi vůči Active Directory</text:p>
          </table:table-cell>
          <table:table-cell table:style-name="ACE-1"/>
          <table:table-cell table:number-columns-repeated="1016"/>
        </table:table-row>
        <table:table-row table:style-name="ro7">
          <table:table-cell table:style-name="ACE-1" office:value-type="float" office:value="13" calcext:value-type="float">
            <text:p>13</text:p>
          </table:table-cell>
          <table:table-cell table:style-name="ACE-1" office:value-type="string" calcext:value-type="string">
            <text:p>Dlhé neaktívne sedenie môže byť zneužité alebo aj fyzický prístup útočníka k aktívneum sedeniu môže viesť k zmene konfigurácie</text:p>
          </table:table-cell>
          <table:table-cell table:style-name="ACE-1" office:value-type="string" calcext:value-type="string">
            <text:p>Čas vypršania sedenia pre protokol na manažovanie zariadení</text:p>
          </table:table-cell>
          <table:table-cell table:number-columns-repeated="2" table:style-name="ACE-1" office:value-type="string" calcext:value-type="string">
            <text:p>M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Cisco SAFE Reference Guide</text:p>
          </table:table-cell>
          <table:table-cell table:style-name="ACE-1"/>
          <table:table-cell table:number-columns-repeated="1016"/>
        </table:table-row>
        <table:table-row table:style-name="ro9">
          <table:table-cell table:style-name="ACE-1" office:value-type="float" office:value="14" calcext:value-type="float">
            <text:p>14</text:p>
          </table:table-cell>
          <table:table-cell table:style-name="ACE-1" office:value-type="string" calcext:value-type="string">
            <text:p>Možné prihlásenie do zariadenia cez telnet keď je prítomné SSH</text:p>
          </table:table-cell>
          <table:table-cell table:style-name="ACE-1" office:value-type="string" calcext:value-type="string">
            <text:p>Zakázať telnet ak je SSH aktívne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2">
          <table:table-cell table:style-name="ACE-1" office:value-type="float" office:value="15" calcext:value-type="float">
            <text:p>15</text:p>
          </table:table-cell>
          <table:table-cell table:style-name="ACE-1" office:value-type="string" calcext:value-type="string">
            <text:p>Útočník nie je informovaný o právnych následkoch</text:p>
          </table:table-cell>
          <table:table-cell table:style-name="ACE-1" office:value-type="string" calcext:value-type="string">
            <text:p>Právne upozornenie pri prístupe k zariadeniu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L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CCNA Security Study Guide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10">
          <table:table-cell table:style-name="ACE-1" office:value-type="float" office:value="16" calcext:value-type="float">
            <text:p>16</text:p>
          </table:table-cell>
          <table:table-cell table:style-name="ACE-1" office:value-type="string" calcext:value-type="string">
            <text:p>Nepovolená zmena konfigurácie zariadenia</text:p>
          </table:table-cell>
          <table:table-cell table:style-name="ACE-1" office:value-type="string" calcext:value-type="string">
            <text:p>Vytvorenie hesla na editovanie konfigurácie zariadenia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10">
          <table:table-cell table:style-name="ACE-1" office:value-type="float" office:value="17" calcext:value-type="float">
            <text:p>17</text:p>
          </table:table-cell>
          <table:table-cell table:style-name="ACE-1" office:value-type="string" calcext:value-type="string">
            <text:p>Nepovolený prístup k manažmentu konfigurácie zariadenia</text:p>
          </table:table-cell>
          <table:table-cell table:style-name="ACE-1" office:value-type="string" calcext:value-type="string">
            <text:p>Lokálne zabezpečené účty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Guide to Harden Cisco IOS Devices</text:p>
          </table:table-cell>
          <table:table-cell table:style-name="ACE-1"/>
          <table:table-cell table:number-columns-repeated="1016"/>
        </table:table-row>
        <table:table-row table:style-name="ro4">
          <table:table-cell table:style-name="ACE-1" office:value-type="float" office:value="18" calcext:value-type="float">
            <text:p>18</text:p>
          </table:table-cell>
          <table:table-cell table:style-name="ACE-1" office:value-type="string" calcext:value-type="string">
            <text:p>Centrálna správa prihlásení a dohľadateľnosť zmien v konfigurácií</text:p>
          </table:table-cell>
          <table:table-cell table:style-name="ACE-1" office:value-type="string" calcext:value-type="string">
            <text:p>Definovanie a povolenie AAA serveru na prihlásenie a definovanie záložného prihlásenia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Hardening Cisco RoutersCIS Cisco IOS 15 Benchmark CIsco CCNA Security Study GuideCisco Router Hardening</text:p>
          </table:table-cell>
          <table:table-cell table:style-name="ACE-1"/>
          <table:table-cell table:number-columns-repeated="1016"/>
        </table:table-row>
        <table:table-row table:style-name="ro2">
          <table:table-cell table:style-name="ACE-1" office:value-type="float" office:value="19" calcext:value-type="float">
            <text:p>19</text:p>
          </table:table-cell>
          <table:table-cell table:style-name="ACE-1" office:value-type="string" calcext:value-type="string">
            <text:p>Centrálna správa prihlásení a dohľadateľnosť zmien v konfigurácií</text:p>
          </table:table-cell>
          <table:table-cell table:style-name="ACE-1" office:value-type="string" calcext:value-type="string">
            <text:p>Definovanie a povolenie AAA serveru na editáciu konfigurácií a definovanie záložného prihlásenia</text:p>
          </table:table-cell>
          <table:table-cell table:number-columns-repeated="2" table:style-name="ACE-1" office:value-type="string" calcext:value-type="string">
            <text:p>M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5">
          <table:table-cell table:style-name="ACE-1" office:value-type="float" office:value="20" calcext:value-type="float">
            <text:p>20</text:p>
          </table:table-cell>
          <table:table-cell table:style-name="ACE-1" office:value-type="string" calcext:value-type="string">
            <text:p>Hádanie prístupových údajov</text:p>
          </table:table-cell>
          <table:table-cell table:style-name="ACE-1" office:value-type="string" calcext:value-type="string">
            <text:p>Definovanie maximálneho počtu neúspešných pokusov o prihlásenie a následné zablokovanie účtu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 Cisco Router Hardening</text:p>
          </table:table-cell>
          <table:table-cell table:style-name="ACE-1"/>
          <table:table-cell table:number-columns-repeated="1016"/>
        </table:table-row>
        <table:table-row table:style-name="ro2">
          <table:table-cell table:style-name="ACE-1" office:value-type="float" office:value="21" calcext:value-type="float">
            <text:p>21</text:p>
          </table:table-cell>
          <table:table-cell table:style-name="ACE-1" office:value-type="string" calcext:value-type="string">
            <text:p>Prihlásenie bez prihlasovacích údajov</text:p>
          </table:table-cell>
          <table:table-cell table:style-name="ACE-1" office:value-type="string" calcext:value-type="string">
            <text:p>Zakázať záložné prihlásenie bez poskytnutia autentizačných prostriedkov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Guide to Harden Cisco IOS Devices</text:p>
          </table:table-cell>
          <table:table-cell table:style-name="ACE-1"/>
          <table:table-cell table:number-columns-repeated="1016"/>
        </table:table-row>
        <table:table-row table:style-name="ro9">
          <table:table-cell table:style-name="ACE-1" office:value-type="float" office:value="22" calcext:value-type="float">
            <text:p>22</text:p>
          </table:table-cell>
          <table:table-cell table:style-name="ACE-1" office:value-type="string" calcext:value-type="string">
            <text:p>AAA používa primárne lokálne účty namiesto centralizovaných na serveri</text:p>
          </table:table-cell>
          <table:table-cell table:style-name="ACE-1" office:value-type="string" calcext:value-type="string">
            <text:p>AAA nesmie používať ako prvú možnosť prihlásenia lokálny účet 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11">
          <table:table-cell table:style-name="ACE-1" office:value-type="float" office:value="23" calcext:value-type="float">
            <text:p>23</text:p>
          </table:table-cell>
          <table:table-cell table:style-name="ACE-1" office:value-type="string" calcext:value-type="string">
            <text:p>Používateľ prihlásený do zariadenia môže spúšťať akékoľvek príkazy</text:p>
          </table:table-cell>
          <table:table-cell table:style-name="ACE-1"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Router Hardening</text:p>
          </table:table-cell>
          <table:table-cell table:style-name="ACE-1"/>
          <table:table-cell table:number-columns-repeated="1016"/>
        </table:table-row>
        <table:table-row table:style-name="ro2">
          <table:table-cell table:style-name="ACE-1" office:value-type="float" office:value="24" calcext:value-type="float">
            <text:p>24</text:p>
          </table:table-cell>
          <table:table-cell table:style-name="ACE-1" office:value-type="string" calcext:value-type="string">
            <text:p>Administrátor vloží zlý príkaz a po čase je ho nemožné dohľadať a zjednať nápravu</text:p>
          </table:table-cell>
          <table:table-cell table:style-name="ACE-1" office:value-type="string" calcext:value-type="string">
            <text:p>Nastavenie AAA účtovania respektíve logovania pripojení a vykonaných príkazov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12">
          <table:table-cell table:style-name="ACE-1" office:value-type="float" office:value="25" calcext:value-type="float">
            <text:p>25</text:p>
          </table:table-cell>
          <table:table-cell table:style-name="ACE-1" office:value-type="string" calcext:value-type="string">
            <text:p>AAA zdrojové rozhranie nie je rovnaké pri každom reštarte</text:p>
          </table:table-cell>
          <table:table-cell table:style-name="ACE-1" office:value-type="string" calcext:value-type="string">
            <text:p>Definovanie loopback zdrojového rozhrania pre AAA</text:p>
          </table:table-cell>
          <table:table-cell table:number-columns-repeated="2" table:style-name="ACE-1" office:value-type="string" calcext:value-type="string">
            <text:p>M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12">
          <table:table-cell table:style-name="ACE-1" office:value-type="float" office:value="26" calcext:value-type="float">
            <text:p>26</text:p>
          </table:table-cell>
          <table:table-cell table:style-name="ACE-1" office:value-type="string" calcext:value-type="string">
            <text:p>SSH zdrojové rozhranie nie je rovnaké pri každom reštarte</text:p>
          </table:table-cell>
          <table:table-cell table:style-name="ACE-1" office:value-type="string" calcext:value-type="string">
            <text:p><text:s/>Definovanie loopback zdrojového rozhrania pre SSH</text:p>
          </table:table-cell>
          <table:table-cell table:number-columns-repeated="2" table:style-name="ACE-1" office:value-type="string" calcext:value-type="string">
            <text:p>M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9">
          <table:table-cell table:style-name="ACE-1" office:value-type="float" office:value="27" calcext:value-type="float">
            <text:p>27</text:p>
          </table:table-cell>
          <table:table-cell table:style-name="ACE-1" office:value-type="string" calcext:value-type="string">
            <text:p>DOS útok na štandardný SSH port 22</text:p>
          </table:table-cell>
          <table:table-cell table:style-name="ACE-1" office:value-type="string" calcext:value-type="string">
            <text:p>Špecifikovanie iného portu pre SSH ako štandardného alebo aplikovanie port knocking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office:value-type="string" calcext:value-type="string">
            <text:p>Port Knocking</text:p>
          </table:table-cell>
          <table:table-cell table:number-columns-repeated="1017"/>
        </table:table-row>
        <table:table-row table:style-name="ro13" table:number-rows-repeated="1048547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Riadenie prístupu'.$A$1" table:expression="#REF!"/>
          <table:named-expression table:name="Sheet_Title" table:base-cell-address="$'Riadenie prístupu'.$A$1" table:expression="&quot;Riadenie prístupu&quot;"/>
        </table:named-expressions>
      </table:table>
      <table:table table:name="SNMP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6"/>
        <table:table-row table:style-name="ro14">
          <table:table-cell table:style-name="ACE-4" office:value-type="string" calcext:value-type="string">
            <text:p>Riadok č.</text:p>
          </table:table-cell>
          <table:table-cell table:style-name="ACE-4" office:value-type="string" calcext:value-type="string">
            <text:p>Útok / Problém</text:p>
          </table:table-cell>
          <table:table-cell table:style-name="ACE-4" office:value-type="string" calcext:value-type="string">
            <text:p>Mitigácia / Nastavenie</text:p>
          </table:table-cell>
          <table:table-cell table:style-name="ACE-4" office:value-type="string" calcext:value-type="string">
            <text:p>Plane </text:p>
          </table:table-cell>
          <table:table-cell table:style-name="ACE-4" office:value-type="string" calcext:value-type="string">
            <text:p>Severity</text:p>
          </table:table-cell>
          <table:table-cell table:style-name="ACE-4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10">
          <table:table-cell table:style-name="ACE-5" office:value-type="float" office:value="1" calcext:value-type="float">
            <text:p>1</text:p>
          </table:table-cell>
          <table:table-cell table:style-name="ACE-5" office:value-type="string" calcext:value-type="string">
            <text:p>Odpočúvanie SNMP verzie 1 a 2c</text:p>
          </table:table-cell>
          <table:table-cell table:style-name="ACE-5" office:value-type="string" calcext:value-type="string">
            <text:p>Použitie SNMP verzie 3 pokiaľ je SNMP používané</text:p>
          </table:table-cell>
          <table:table-cell table:style-name="ACE-5" office:value-type="string" calcext:value-type="string">
            <text:p>M</text:p>
          </table:table-cell>
          <table:table-cell table:style-name="ACE-5" office:value-type="string" calcext:value-type="string">
            <text:p>C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10">
          <table:table-cell table:style-name="ACE-5" office:value-type="float" office:value="2" calcext:value-type="float">
            <text:p>2</text:p>
          </table:table-cell>
          <table:table-cell table:style-name="ACE-5" office:value-type="string" calcext:value-type="string">
            <text:p>Modifikovanie konfigurácie pomocou SNMP</text:p>
          </table:table-cell>
          <table:table-cell table:style-name="ACE-5" office:value-type="string" calcext:value-type="string">
            <text:p>Obmedzenie SNMP iba na čítanie</text:p>
          </table:table-cell>
          <table:table-cell table:style-name="ACE-5" office:value-type="string" calcext:value-type="string">
            <text:p>M</text:p>
          </table:table-cell>
          <table:table-cell table:style-name="ACE-5" office:value-type="string" calcext:value-type="string">
            <text:p>C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10">
          <table:table-cell table:style-name="ACE-5" office:value-type="float" office:value="3" calcext:value-type="float">
            <text:p>3</text:p>
          </table:table-cell>
          <table:table-cell table:style-name="ACE-5" office:value-type="string" calcext:value-type="string">
            <text:p>Neoprávnený prístup k SNMP informáciám</text:p>
          </table:table-cell>
          <table:table-cell table:style-name="ACE-5" office:value-type="string" calcext:value-type="string">
            <text:p>Obmedzenie SNMP iba pre vybrané IP adresy</text:p>
          </table:table-cell>
          <table:table-cell table:style-name="ACE-5" office:value-type="string" calcext:value-type="string">
            <text:p>M</text:p>
          </table:table-cell>
          <table:table-cell table:style-name="ACE-5" office:value-type="string" calcext:value-type="string">
            <text:p>H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10">
          <table:table-cell table:style-name="ACE-5" office:value-type="float" office:value="4" calcext:value-type="float">
            <text:p>4</text:p>
          </table:table-cell>
          <table:table-cell table:style-name="ACE-5" office:value-type="string" calcext:value-type="string">
            <text:p>Administrátor nemá povedomie o problémoch na zariadení</text:p>
          </table:table-cell>
          <table:table-cell table:style-name="ACE-5" office:value-type="string" calcext:value-type="string">
            <text:p>Povolenie asynchrónnych správ SNMP TRAP</text:p>
          </table:table-cell>
          <table:table-cell table:number-columns-repeated="2" table:style-name="ACE-5" office:value-type="string" calcext:value-type="string">
            <text:p>M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4">
          <table:table-cell table:style-name="ACE-5" office:value-type="float" office:value="5" calcext:value-type="float">
            <text:p>5</text:p>
          </table:table-cell>
          <table:table-cell table:style-name="ACE-5" office:value-type="string" calcext:value-type="string">
            <text:p>Odpočúvanie SNMP sedenie z dôvodu slabého šifrovania a hashovacej <text:s/>funkcie</text:p>
          </table:table-cell>
          <table:table-cell table:style-name="ACE-5" office:value-type="string" calcext:value-type="string">
            <text:p>Vytvorenie SNMP verzie 3 užívateľa s minimálnym šifrovaním AES 128 bit a hashovacou funkciou SHA</text:p>
          </table:table-cell>
          <table:table-cell table:style-name="ACE-5" office:value-type="string" calcext:value-type="string">
            <text:p>M</text:p>
          </table:table-cell>
          <table:table-cell table:style-name="ACE-5" office:value-type="string" calcext:value-type="string">
            <text:p>C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Transitioning the Use of Cryptographic Algorithms and Key LengthsCIS Cisco IOS 15 BenchmarkHardening Cisco Routers</text:p>
          </table:table-cell>
          <table:table-cell table:number-columns-repeated="1017"/>
        </table:table-row>
        <table:table-row table:style-name="ro6">
          <table:table-cell table:style-name="ACE-5" office:value-type="float" office:value="6" calcext:value-type="float">
            <text:p>6</text:p>
          </table:table-cell>
          <table:table-cell table:style-name="ACE-5" office:value-type="string" calcext:value-type="string">
            <text:p>Sťažená identifikácia SNMP správ z rôznych IP</text:p>
          </table:table-cell>
          <table:table-cell table:style-name="ACE-5" office:value-type="string" calcext:value-type="string">
            <text:p>Definovanie lokácie SNMP serveru</text:p>
          </table:table-cell>
          <table:table-cell table:style-name="ACE-5" office:value-type="string" calcext:value-type="string">
            <text:p>M</text:p>
          </table:table-cell>
          <table:table-cell table:style-name="ACE-5" office:value-type="string" calcext:value-type="string">
            <text:p>L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co IOS Cookbook</text:p>
          </table:table-cell>
          <table:table-cell table:number-columns-repeated="1017"/>
        </table:table-row>
        <table:table-row table:style-name="ro12">
          <table:table-cell table:style-name="ACE-5" office:value-type="float" office:value="7" calcext:value-type="float">
            <text:p>7</text:p>
          </table:table-cell>
          <table:table-cell table:style-name="ACE-5" office:value-type="string" calcext:value-type="string">
            <text:p>SNMP zdrojové rozhranie nie je rovnaké pri každom reštarte</text:p>
          </table:table-cell>
          <table:table-cell table:style-name="ACE-5" office:value-type="string" calcext:value-type="string">
            <text:p><text:s/>Definovanie loopback zdrojového rozhrania pre SNMP</text:p>
          </table:table-cell>
          <table:table-cell table:number-columns-repeated="2" table:style-name="ACE-5" office:value-type="string" calcext:value-type="string">
            <text:p>M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5">
          <table:table-cell table:style-name="ACE-5" office:value-type="float" office:value="8" calcext:value-type="float">
            <text:p>8</text:p>
          </table:table-cell>
          <table:table-cell table:style-name="ACE-5" office:value-type="string" calcext:value-type="string">
            <text:p>Zmeny názvov rozhraní medzi reštartami a nemožnosť monitorovania pomocou SNMP</text:p>
          </table:table-cell>
          <table:table-cell table:style-name="ACE-5" office:value-type="string" calcext:value-type="string">
            <text:p>SNMP statické nemenné meno rozhrania aj po reštarte zariadenia</text:p>
          </table:table-cell>
          <table:table-cell table:style-name="ACE-5" office:value-type="string" calcext:value-type="string">
            <text:p>M</text:p>
          </table:table-cell>
          <table:table-cell table:style-name="ACE-5" office:value-type="string" calcext:value-type="string">
            <text:p>H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co IOS Cookbook</text:p>
          </table:table-cell>
          <table:table-cell table:number-columns-repeated="1017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SNMP.$A$1" table:expression="#REF!"/>
          <table:named-expression table:name="Sheet_Title" table:base-cell-address="$SNMP.$A$1" table:expression="&quot;SNMP&quot;"/>
        </table:named-expressions>
      </table:table>
      <table:table table:name="Syslog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8"/>
        <table:table-row table:style-name="ro14">
          <table:table-cell table:style-name="ACE-7" office:value-type="string" calcext:value-type="string">
            <text:p>Riadok č.</text:p>
          </table:table-cell>
          <table:table-cell table:style-name="ACE-7" office:value-type="string" calcext:value-type="string">
            <text:p>Útok / Problém</text:p>
          </table:table-cell>
          <table:table-cell table:style-name="ACE-7" office:value-type="string" calcext:value-type="string">
            <text:p>Mitigácia / Nastavenie</text:p>
          </table:table-cell>
          <table:table-cell table:style-name="ACE-7" office:value-type="string" calcext:value-type="string">
            <text:p>Plane </text:p>
          </table:table-cell>
          <table:table-cell table:style-name="ACE-7" office:value-type="string" calcext:value-type="string">
            <text:p>Severity</text:p>
          </table:table-cell>
          <table:table-cell table:style-name="ACE-7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ACE-10" office:value-type="string" calcext:value-type="string">
            <text:p>Administrátor nemá povedomie o problémoch na zariadení</text:p>
          </table:table-cell>
          <table:table-cell table:style-name="ACE-10" office:value-type="string" calcext:value-type="string">
            <text:p>Povolenie logovania protokolom SYSLOG a špecifikovanie IP adresy SYSLOG serveru</text:p>
          </table:table-cell>
          <table:table-cell table:style-name="ACE-10" office:value-type="string" calcext:value-type="string">
            <text:p>M</text:p>
          </table:table-cell>
          <table:table-cell table:style-name="ACE-10" office:value-type="string" calcext:value-type="string">
            <text:p>H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ACE-10" office:value-type="string" calcext:value-type="string">
            <text:p>Neprijímanie všetkých dôležitých incidentov na zariadení z protokolu SYSLOG</text:p>
          </table:table-cell>
          <table:table-cell table:style-name="ACE-10" office:value-type="string" calcext:value-type="string">
            <text:p>Špecifikovanie dôležitosti oznámení SYSLOG na INFORMATIONAL</text:p>
          </table:table-cell>
          <table:table-cell table:number-columns-repeated="2" table:style-name="ACE-10" office:value-type="string" calcext:value-type="string">
            <text:p>M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ACE-10" office:value-type="string" calcext:value-type="string">
            <text:p>SYSLOG zdrojové rozhranie nie je rovnaké pri každom reštarte</text:p>
          </table:table-cell>
          <table:table-cell table:style-name="ACE-10" office:value-type="string" calcext:value-type="string">
            <text:p><text:s/>Definovanie loopback zdrojového rozhrania pre SYSLOG</text:p>
          </table:table-cell>
          <table:table-cell table:number-columns-repeated="2" table:style-name="ACE-10" office:value-type="string" calcext:value-type="string">
            <text:p>M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15">
          <table:table-cell office:value-type="float" office:value="4" calcext:value-type="float">
            <text:p>4</text:p>
          </table:table-cell>
          <table:table-cell table:style-name="ACE-10" office:value-type="string" calcext:value-type="string">
            <text:p>Insufficient and non-standard <text:s/>time format in logging messages/ Nedostatočné a neštandardné formáty času pri logovacích správach</text:p>
          </table:table-cell>
          <table:table-cell table:style-name="ACE-10" office:value-type="string" calcext:value-type="string">
            <text:p>Definovanie formátu času pre logovacie a ladiace výstupy</text:p>
          </table:table-cell>
          <table:table-cell table:number-columns-repeated="2" table:style-name="ACE-10" office:value-type="string" calcext:value-type="string">
            <text:p>M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ACE-10" office:value-type="string" calcext:value-type="string">
            <text:p>Administrátor nevidí dôležité incidenty pri prihlásení a konfigurovaní cez konzolu</text:p>
          </table:table-cell>
          <table:table-cell table:style-name="ACE-10" office:value-type="string" calcext:value-type="string">
            <text:p>Vypisovanie SYSLOG správ CRITICAL a dôležitejších do terminálu</text:p>
          </table:table-cell>
          <table:table-cell table:number-columns-repeated="2" table:style-name="ACE-10" office:value-type="string" calcext:value-type="string">
            <text:p>M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ACE-10" office:value-type="string" calcext:value-type="string">
            <text:p>Malá vyrovnávacia pamäť pre SYSLOG je dôvodom zahadzovanie správ</text:p>
          </table:table-cell>
          <table:table-cell table:style-name="ACE-10" office:value-type="string" calcext:value-type="string">
            <text:p>Definovanie veľkosti SYSLOG buffera dôležitosti oznámení na INFORMATIONAL</text:p>
          </table:table-cell>
          <table:table-cell table:style-name="ACE-10" office:value-type="string" calcext:value-type="string">
            <text:p>M</text:p>
          </table:table-cell>
          <table:table-cell table:style-name="ACE-10" office:value-type="string" calcext:value-type="string">
            <text:p>H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ACE-10" office:value-type="string" calcext:value-type="string">
            <text:p>Neprístupný SYSLOG server spôsobuje zahadzovanie dôležitých syslog správ</text:p>
          </table:table-cell>
          <table:table-cell table:style-name="ACE-10" office:value-type="string" calcext:value-type="string">
            <text:p>Definovanie dočasného úložiska SYSLOG správ v prípade nedostupnosti servera</text:p>
          </table:table-cell>
          <table:table-cell table:style-name="ACE-10" office:value-type="string" calcext:value-type="string">
            <text:p>M</text:p>
          </table:table-cell>
          <table:table-cell table:style-name="ACE-10" office:value-type="string" calcext:value-type="string">
            <text:p>H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ACE-9" office:value-type="string" calcext:value-type="string">
            <text:p>Problém identifikácie SYSLOG správ s rovnakou časovou značkou</text:p>
          </table:table-cell>
          <table:table-cell table:style-name="ACE-9" office:value-type="string" calcext:value-type="string">
            <text:p>Pridanie sekvenčného čísla ku každej syslog správe</text:p>
          </table:table-cell>
          <table:table-cell table:style-name="ACE-9" office:value-type="string" calcext:value-type="string">
            <text:p>M</text:p>
          </table:table-cell>
          <table:table-cell table:style-name="ACE-9" office:value-type="string" calcext:value-type="string">
            <text:p>L</text:p>
          </table:table-cell>
          <table:table-cell table:style-name="ACE-9" office:value-type="string" calcext:value-type="string">
            <text:p>A</text:p>
          </table:table-cell>
          <table:table-cell table:style-name="ACE-9" office:value-type="string" calcext:value-type="string">
            <text:p>Hardening Cisco Routers</text:p>
          </table:table-cell>
          <table:table-cell table:number-columns-repeated="1017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Syslog.$A$1" table:expression="#REF!"/>
          <table:named-expression table:name="Sheet_Title" table:base-cell-address="$Syslog.$A$1" table:expression="&quot;Syslog&quot;"/>
        </table:named-expressions>
      </table:table>
      <table:table table:name="Smerovanie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5" table:default-cell-style-name="ACE-12"/>
        <table:table-column table:style-name="co5" table:default-cell-style-name="ACE-12"/>
        <table:table-column table:style-name="co1" table:number-columns-repeated="1018" table:default-cell-style-name="ACE-12"/>
        <table:table-row table:style-name="ro14">
          <table:table-cell table:style-name="ACE-11" office:value-type="string" calcext:value-type="string">
            <text:p>Riadok č.</text:p>
          </table:table-cell>
          <table:table-cell table:style-name="ACE-11" office:value-type="string" calcext:value-type="string">
            <text:p>Útok / Problém</text:p>
          </table:table-cell>
          <table:table-cell table:style-name="ACE-11" office:value-type="string" calcext:value-type="string">
            <text:p>Mitigácia / Nastavenie</text:p>
          </table:table-cell>
          <table:table-cell table:style-name="ACE-11" office:value-type="string" calcext:value-type="string">
            <text:p>Plane </text:p>
          </table:table-cell>
          <table:table-cell table:style-name="ACE-11" office:value-type="string" calcext:value-type="string">
            <text:p>Severity</text:p>
          </table:table-cell>
          <table:table-cell table:style-name="ACE-11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ACE-14" office:value-type="string" calcext:value-type="string">
            <text:p>Vloženie a manipulácia so smerovacími informáciami</text:p>
          </table:table-cell>
          <table:table-cell table:style-name="ACE-14" office:value-type="string" calcext:value-type="string">
            <text:p>Autentizácia smerovacích protokolov (nie heslá v otvorenej podobe)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H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CIsco CCNA Security Study GuideCisco Guide to Harden Cisco IOS DevicesCIS Cisco IOS 15 Benchmark</text:p>
          </table:table-cell>
          <table:table-cell table:number-columns-repeated="1017"/>
        </table:table-row>
        <table:table-row table:style-name="ro10">
          <table:table-cell office:value-type="float" office:value="2" calcext:value-type="float">
            <text:p>2</text:p>
          </table:table-cell>
          <table:table-cell table:style-name="ACE-14" office:value-type="string" calcext:value-type="string">
            <text:p>OSPF virtuálne linky degradujú výkon</text:p>
          </table:table-cell>
          <table:table-cell table:style-name="ACE-14" office:value-type="string" calcext:value-type="string">
            <text:p>Vypnutie virtuálnych liniek pre OSPF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H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Designing Cisco network service architectures</text:p>
          </table:table-cell>
          <table:table-cell table:number-columns-repeated="1017"/>
        </table:table-row>
        <table:table-row table:style-name="ro16">
          <table:table-cell office:value-type="float" office:value="3" calcext:value-type="float">
            <text:p>3</text:p>
          </table:table-cell>
          <table:table-cell table:style-name="ACE-14" office:value-type="string" calcext:value-type="string">
            <text:p>Koncové zariadenie, užívateľ a útočník môžu vidieť smerovacie správy a topológiu siete alebo pripojenie škodlivého zariadenia, ktoré vysielať a prijímať smerovacie správy</text:p>
          </table:table-cell>
          <table:table-cell table:style-name="ACE-14" office:value-type="string" calcext:value-type="string">
            <text:p>Špecifikovanie rozhraní, ktoré nebudú prijímať routovacie informácie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H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OSPF Security: Attacks and Defenses</text:p>
          </table:table-cell>
          <table:table-cell table:style-name="ACE-13"/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ACE-14" office:value-type="string" calcext:value-type="string">
            <text:p>Nemožnosť sprevádzkovať procesy smerovacích protokolov v určitých prípadoch pri použití IPv6</text:p>
          </table:table-cell>
          <table:table-cell table:style-name="ACE-14" office:value-type="string" calcext:value-type="string">
            <text:p>Špecifikovanie identifikátorov smerovacích protokolov pre každý router (router ID)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M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Protocol-Independent Routing Properties Feature GuideCCNA Routing and Switching Study Guide</text:p>
          </table:table-cell>
          <table:table-cell table:number-columns-repeated="1017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ACE-14" office:value-type="string" calcext:value-type="string">
            <text:p>Vysledovateľnosť nefunkčnosti routovacieho protokolu a nesprávneho nastavenia</text:p>
          </table:table-cell>
          <table:table-cell table:style-name="ACE-14" office:value-type="string" calcext:value-type="string">
            <text:p>Zaznamenanie zmeny v logu pri zmenách v smerovaní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M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ACE-14" office:value-type="string" calcext:value-type="string">
            <text:p><text:s/>Škodlivé vloženie smerovacích informácií informácií, vzdialený útok</text:p>
          </table:table-cell>
          <table:table-cell table:style-name="ACE-14" office:value-type="string" calcext:value-type="string">
            <text:p>TTL security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H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OSPF Security: Attacks and DefensesCisco Guide to Harden Cisco IOS Devices</text:p>
          </table:table-cell>
          <table:table-cell table:number-columns-repeated="1017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ACE-14" office:value-type="string" calcext:value-type="string">
            <text:p>Nesprávne smerovanie kvôli sumarizácií</text:p>
          </table:table-cell>
          <table:table-cell table:style-name="ACE-14" office:value-type="string" calcext:value-type="string">
            <text:p>Vypnutie automatickej sumarizácie smerovacích protokolov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H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CCNA Routing and Switching Study Guide</text:p>
          </table:table-cell>
          <table:table-cell table:number-columns-repeated="1017"/>
        </table:table-row>
        <table:table-row table:style-name="ro15">
          <table:table-cell office:value-type="float" office:value="8" calcext:value-type="float">
            <text:p>8</text:p>
          </table:table-cell>
          <table:table-cell table:style-name="ACE-14" office:value-type="string" calcext:value-type="string">
            <text:p>DOS útok na stanicu, cez ktorú bola špecifikovaná cesta a teda nemožnosť komunikácie s koncovým bodom. Alebo zosnovanie MITM útoku</text:p>
          </table:table-cell>
          <table:table-cell table:style-name="ACE-14" office:value-type="string" calcext:value-type="string">
            <text:p>Vypnutie IP source routing</text:p>
          </table:table-cell>
          <table:table-cell table:number-columns-repeated="2" table:style-name="ACE-14" office:value-type="string" calcext:value-type="string">
            <text:p>C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ACE-14" office:value-type="string" calcext:value-type="string">
            <text:p>DOS útok pomocou podvrhnutej IP adresy alebo vzdialený útok na smerovací protokol</text:p>
          </table:table-cell>
          <table:table-cell table:style-name="ACE-14" office:value-type="string" calcext:value-type="string">
            <text:p>Zapnutie reverse path forwarding strict/loose mode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H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OSPF Security: Attacks and DefensesNetwork Security Auditing</text:p>
          </table:table-cell>
          <table:table-cell table:number-columns-repeated="1017"/>
        </table:table-row>
        <table:table-row table:style-name="ro13" table:number-rows-repeated="104856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Smerovanie.$A$1" table:expression="#REF!"/>
          <table:named-expression table:name="Sheet_Title" table:base-cell-address="$Smerovanie.$A$1" table:expression="&quot;Smerovanie&quot;"/>
        </table:named-expressions>
      </table:table>
      <table:table table:name="Filtrovanie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16"/>
        <table:table-row table:style-name="ro14">
          <table:table-cell table:style-name="ACE-15" office:value-type="string" calcext:value-type="string">
            <text:p>Riadok č.</text:p>
          </table:table-cell>
          <table:table-cell table:style-name="ACE-15" office:value-type="string" calcext:value-type="string">
            <text:p>Útok / Problém</text:p>
          </table:table-cell>
          <table:table-cell table:style-name="ACE-15" office:value-type="string" calcext:value-type="string">
            <text:p>Mitigácia / Nastavenie</text:p>
          </table:table-cell>
          <table:table-cell table:style-name="ACE-15" office:value-type="string" calcext:value-type="string">
            <text:p>Plane </text:p>
          </table:table-cell>
          <table:table-cell table:style-name="ACE-15" office:value-type="string" calcext:value-type="string">
            <text:p>Severity</text:p>
          </table:table-cell>
          <table:table-cell table:style-name="ACE-15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ACE-17" office:value-type="string" calcext:value-type="string">
            <text:p>IP spoofing</text:p>
          </table:table-cell>
          <table:table-cell table:style-name="ACE-17" office:value-type="string" calcext:value-type="string">
            <text:p>Špecifikácia ACL na zakázanie a logovanie privátnych a špeciálnych IP adries z RFC 1918, RFC 3330</text:p>
          </table:table-cell>
          <table:table-cell table:number-columns-repeated="2" table:style-name="ACE-17" office:value-type="string" calcext:value-type="string">
            <text:p>C</text:p>
          </table:table-cell>
          <table:table-cell table:style-name="ACE-17" office:value-type="string" calcext:value-type="string">
            <text:p>CORE/EDGECOLCOREDISTCOLALL</text:p>
          </table:table-cell>
          <table:table-cell table:style-name="ACE-17" office:value-type="string" calcext:value-type="string">
            <text:p>Network Security AuditingCisco Guide to Harden Cisco IOS Devices</text:p>
          </table:table-cell>
          <table:table-cell table:number-columns-repeated="1017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ACE-17" office:value-type="string" calcext:value-type="string">
            <text:p>IP spoofing</text:p>
          </table:table-cell>
          <table:table-cell table:style-name="ACE-17" office:value-type="string" calcext:value-type="string">
            <text:p>Špecifikácia ACL na zakázanie a logovanie špeciálnych IPv6 adries z RFC 5156</text:p>
          </table:table-cell>
          <table:table-cell table:number-columns-repeated="2" table:style-name="ACE-17" office:value-type="string" calcext:value-type="string">
            <text:p>C</text:p>
          </table:table-cell>
          <table:table-cell table:style-name="ACE-17" office:value-type="string" calcext:value-type="string">
            <text:p>CORE/EDGECOLCOREDISTCOLALL</text:p>
          </table:table-cell>
          <table:table-cell table:style-name="ACE-17" office:value-type="string" calcext:value-type="string">
            <text:p>Network Security AuditingCisco Guide to Harden Cisco IOS Devices</text:p>
          </table:table-cell>
          <table:table-cell table:number-columns-repeated="1017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ACE-17" office:value-type="string" calcext:value-type="string">
            <text:p>IPv6 Next Header <text:s/>a IPv6 Fragmentation útok</text:p>
          </table:table-cell>
          <table:table-cell table:style-name="ACE-17" office:value-type="string" calcext:value-type="string">
            <text:p>ACL blokujúce nerozpoznateľné rozšírené hlavičky</text:p>
          </table:table-cell>
          <table:table-cell table:number-columns-repeated="2" table:style-name="ACE-17" office:value-type="string" calcext:value-type="string">
            <text:p>C</text:p>
          </table:table-cell>
          <table:table-cell table:style-name="ACE-17" office:value-type="string" calcext:value-type="string">
            <text:p>A</text:p>
          </table:table-cell>
          <table:table-cell table:style-name="ACE-17" office:value-type="string" calcext:value-type="string">
            <text:p>Bezpečné IPv6: trable s hlavičkamiBezpečné IPv6: vícehlavý útočník</text:p>
          </table:table-cell>
          <table:table-cell table:number-columns-repeated="1017"/>
        </table:table-row>
        <table:table-row table:style-name="ro10">
          <table:table-cell office:value-type="float" office:value="4" calcext:value-type="float">
            <text:p>4</text:p>
          </table:table-cell>
          <table:table-cell table:style-name="ACE-17" office:value-type="string" calcext:value-type="string">
            <text:p>DOS útok alebo pokus o prístup k tomu, čo nie je povolené</text:p>
          </table:table-cell>
          <table:table-cell table:style-name="ACE-17" office:value-type="string" calcext:value-type="string">
            <text:p>Logovanie pravidiel zahodenia paketov v ACL</text:p>
          </table:table-cell>
          <table:table-cell table:number-columns-repeated="2" table:style-name="ACE-17" office:value-type="string" calcext:value-type="string">
            <text:p>M</text:p>
          </table:table-cell>
          <table:table-cell table:style-name="ACE-17" office:value-type="string" calcext:value-type="string">
            <text:p>A</text:p>
          </table:table-cell>
          <table:table-cell table:style-name="ACE-17" office:value-type="string" calcext:value-type="string">
            <text:p>Hardening Cisco Routers</text:p>
          </table:table-cell>
          <table:table-cell table:number-columns-repeated="1017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ACE-17" office:value-type="string" calcext:value-type="string">
            <text:p>Pakety budú spracovávané v CPU, ktoré môže byť preťažené a môže byť zmenené smerovanie na obídenie bezpečnostnej kontroly</text:p>
          </table:table-cell>
          <table:table-cell table:style-name="ACE-17" office:value-type="string" calcext:value-type="string">
            <text:p>Zahadzovanie IPv4 paketov s rozšírenou hlavičkou (IP Options filtering)</text:p>
          </table:table-cell>
          <table:table-cell table:number-columns-repeated="2" table:style-name="ACE-17" office:value-type="string" calcext:value-type="string">
            <text:p>C</text:p>
          </table:table-cell>
          <table:table-cell table:style-name="ACE-17" office:value-type="string" calcext:value-type="string">
            <text:p>CORE/EDGEDISTCOLCOREDISTCOLDISTACCCOLALL</text:p>
          </table:table-cell>
          <table:table-cell table:style-name="ACE-17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10">
          <table:table-cell office:value-type="float" office:value="6" calcext:value-type="float">
            <text:p>6</text:p>
          </table:table-cell>
          <table:table-cell table:style-name="ACE-17" office:value-type="string" calcext:value-type="string">
            <text:p>Komplexné bezpečnostné hrozby a narušenie bezpečnosti</text:p>
          </table:table-cell>
          <table:table-cell table:style-name="ACE-17" office:value-type="string" calcext:value-type="string">
            <text:p>Nastavenie IDS/IPS ak to zariadenie podporuje</text:p>
          </table:table-cell>
          <table:table-cell table:style-name="ACE-17" office:value-type="string" calcext:value-type="string">
            <text:p>C</text:p>
          </table:table-cell>
          <table:table-cell table:style-name="ACE-17" office:value-type="string" calcext:value-type="string">
            <text:p>H</text:p>
          </table:table-cell>
          <table:table-cell table:style-name="ACE-17" office:value-type="string" calcext:value-type="string">
            <text:p>CORE/EDGE COLCOREDISTCOLALL</text:p>
          </table:table-cell>
          <table:table-cell table:style-name="ACE-17" office:value-type="string" calcext:value-type="string">
            <text:p>Cisco router configuration handbook</text:p>
          </table:table-cell>
          <table:table-cell table:number-columns-repeated="1017"/>
        </table:table-row>
        <table:table-row table:style-name="ro13" table:number-rows-repeated="1048568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Filtrovanie.$A$1" table:expression="#REF!"/>
          <table:named-expression table:name="Sheet_Title" table:base-cell-address="$Filtrovanie.$A$1" table:expression="&quot;Filtrovanie&quot;"/>
        </table:named-expressions>
      </table:table>
      <table:table table:name="Mapovanie siete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19"/>
        <table:table-row table:style-name="ro14">
          <table:table-cell table:style-name="ACE-18" office:value-type="string" calcext:value-type="string">
            <text:p>Riadok č.</text:p>
          </table:table-cell>
          <table:table-cell table:style-name="ACE-18" office:value-type="string" calcext:value-type="string">
            <text:p>Útok / Problém</text:p>
          </table:table-cell>
          <table:table-cell table:style-name="ACE-18" office:value-type="string" calcext:value-type="string">
            <text:p>Mitigácia / Nastavenie</text:p>
          </table:table-cell>
          <table:table-cell table:style-name="ACE-18" office:value-type="string" calcext:value-type="string">
            <text:p>Plane </text:p>
          </table:table-cell>
          <table:table-cell table:style-name="ACE-18" office:value-type="string" calcext:value-type="string">
            <text:p>Severity</text:p>
          </table:table-cell>
          <table:table-cell table:style-name="ACE-18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ACE-20" office:value-type="string" calcext:value-type="string">
            <text:p>Skenovanie a zistenie informácií o sieti za pomoci protokolu CDP a využitie bezpečnostných chýb</text:p>
          </table:table-cell>
          <table:table-cell table:style-name="ACE-20" office:value-type="string" calcext:value-type="string">
            <text:p>Zakázanie protokolu CDP</text:p>
          </table:table-cell>
          <table:table-cell table:style-name="ACE-20" office:value-type="string" calcext:value-type="string">
            <text:p>M</text:p>
          </table:table-cell>
          <table:table-cell table:style-name="ACE-20" office:value-type="string" calcext:value-type="string">
            <text:p>C</text:p>
          </table:table-cell>
          <table:table-cell table:style-name="ACE-20" office:value-type="string" calcext:value-type="string">
            <text:p>A</text:p>
          </table:table-cell>
          <table:table-cell table:style-name="ACE-20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ACE-20" office:value-type="string" calcext:value-type="string">
            <text:p>Skenovanie a zistenie informácií o sieti za pomoci protokolu LLDP a využitie bezpečnostných chýb</text:p>
          </table:table-cell>
          <table:table-cell table:style-name="ACE-20" office:value-type="string" calcext:value-type="string">
            <text:p>Zakázanie protokolu LLDP</text:p>
          </table:table-cell>
          <table:table-cell table:style-name="ACE-20" office:value-type="string" calcext:value-type="string">
            <text:p>M</text:p>
          </table:table-cell>
          <table:table-cell table:style-name="ACE-20" office:value-type="string" calcext:value-type="string">
            <text:p>C</text:p>
          </table:table-cell>
          <table:table-cell table:style-name="ACE-20" office:value-type="string" calcext:value-type="string">
            <text:p>A</text:p>
          </table:table-cell>
          <table:table-cell table:style-name="ACE-20" office:value-type="string" calcext:value-type="string">
            <text:p>CIsco CCNA Security Study Guide</text:p>
          </table:table-cell>
          <table:table-cell table:number-columns-repeated="1017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ACE-20" office:value-type="string" calcext:value-type="string">
            <text:p>Proxy ARP môže viesť k obídeniu PVLAN a rozširuje broadcast doménu</text:p>
          </table:table-cell>
          <table:table-cell table:style-name="ACE-20" office:value-type="string" calcext:value-type="string">
            <text:p>Vypnutie Proxy ARP</text:p>
          </table:table-cell>
          <table:table-cell table:number-columns-repeated="2" table:style-name="ACE-20" office:value-type="string" calcext:value-type="string">
            <text:p>C</text:p>
          </table:table-cell>
          <table:table-cell table:style-name="ACE-20" office:value-type="string" calcext:value-type="string">
            <text:p>CORE/EDGEDISTCOLCOREDISTCOLDISTACCCOLALL</text:p>
          </table:table-cell>
          <table:table-cell table:style-name="ACE-20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12">
          <table:table-cell office:value-type="float" office:value="4" calcext:value-type="float">
            <text:p>4</text:p>
          </table:table-cell>
          <table:table-cell table:style-name="ACE-20" office:value-type="string" calcext:value-type="string">
            <text:p>Útočník môže zistiť, že IP adresa, na ktorú skúšal ping je nesprávna</text:p>
          </table:table-cell>
          <table:table-cell table:style-name="ACE-20" office:value-type="string" calcext:value-type="string">
            <text:p>Vypnutie správ ICMP Unreachable</text:p>
          </table:table-cell>
          <table:table-cell table:style-name="ACE-20" office:value-type="string" calcext:value-type="string">
            <text:p>D</text:p>
          </table:table-cell>
          <table:table-cell table:style-name="ACE-20" office:value-type="string" calcext:value-type="string">
            <text:p>H</text:p>
          </table:table-cell>
          <table:table-cell table:style-name="ACE-20" office:value-type="string" calcext:value-type="string">
            <text:p>CORE/EDGEDISTCOLCOREDISTCOLDISTACCCOLALL</text:p>
          </table:table-cell>
          <table:table-cell table:style-name="ACE-20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ACE-20" office:value-type="string" calcext:value-type="string">
            <text:p>Útočník môže zistiť masku podsiete pomocou ICMP Mask reply</text:p>
          </table:table-cell>
          <table:table-cell table:style-name="ACE-20" office:value-type="string" calcext:value-type="string">
            <text:p>Vypnutie správ ICMP Mask reply</text:p>
          </table:table-cell>
          <table:table-cell table:style-name="ACE-20" office:value-type="string" calcext:value-type="string">
            <text:p>D</text:p>
          </table:table-cell>
          <table:table-cell table:style-name="ACE-20" office:value-type="string" calcext:value-type="string">
            <text:p>H</text:p>
          </table:table-cell>
          <table:table-cell table:style-name="ACE-20" office:value-type="string" calcext:value-type="string">
            <text:p>CORE/EDGEDISTCOLCOREDISTCOLDISTACCCOLALL</text:p>
          </table:table-cell>
          <table:table-cell table:style-name="ACE-20" office:value-type="string" calcext:value-type="string">
            <text:p>Hardening Cisco Routers</text:p>
          </table:table-cell>
          <table:table-cell table:number-columns-repeated="1017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ACE-20" office:value-type="string" calcext:value-type="string">
            <text:p>Umožňuje DOS Smurf útok, mapovanie siete pomocou ping na broadcast adresu vzdialenej siete</text:p>
          </table:table-cell>
          <table:table-cell table:style-name="ACE-20" office:value-type="string" calcext:value-type="string">
            <text:p>Vypnutie ICMP echo správ na broadcast adresu, vypnutie directed broadcasts</text:p>
          </table:table-cell>
          <table:table-cell table:style-name="ACE-20" office:value-type="string" calcext:value-type="string">
            <text:p>D</text:p>
          </table:table-cell>
          <table:table-cell table:style-name="ACE-20" office:value-type="string" calcext:value-type="string">
            <text:p>C</text:p>
          </table:table-cell>
          <table:table-cell table:style-name="ACE-20" office:value-type="string" calcext:value-type="string">
            <text:p>CORE/EDGEDISTCOLCOREDISTCOLDISTACCCOLALL</text:p>
          </table:table-cell>
          <table:table-cell table:style-name="ACE-20" office:value-type="string" calcext:value-type="string">
            <text:p>Cisco Router HardeningHardening Cisco Routers</text:p>
          </table:table-cell>
          <table:table-cell table:number-columns-repeated="1017"/>
        </table:table-row>
        <table:table-row table:style-name="ro12">
          <table:table-cell office:value-type="float" office:value="7" calcext:value-type="float">
            <text:p>7</text:p>
          </table:table-cell>
          <table:table-cell table:style-name="ACE-20" office:value-type="string" calcext:value-type="string">
            <text:p>Útočník môže zistiť smerovacie informácie alebo vyťažiť CPU</text:p>
          </table:table-cell>
          <table:table-cell table:style-name="ACE-20" office:value-type="string" calcext:value-type="string">
            <text:p>Vypnutie správ ICMP Redirects</text:p>
          </table:table-cell>
          <table:table-cell table:style-name="ACE-20" office:value-type="string" calcext:value-type="string">
            <text:p>D</text:p>
          </table:table-cell>
          <table:table-cell table:style-name="ACE-20" office:value-type="string" calcext:value-type="string">
            <text:p>H</text:p>
          </table:table-cell>
          <table:table-cell table:style-name="ACE-20" office:value-type="string" calcext:value-type="string">
            <text:p>CORE/EDGEDISTCOLCOREDISTCOLDISTACCCOLALL</text:p>
          </table:table-cell>
          <table:table-cell table:style-name="ACE-20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ACE-20" office:value-type="string" calcext:value-type="string">
            <text:p>Mapovanie sete pomocou pingu na multicast adresu všetkých uzlov a MLD/IGMP Query Overload a Smurf útok</text:p>
          </table:table-cell>
          <table:table-cell table:style-name="ACE-20" office:value-type="string" calcext:value-type="string">
            <text:p><text:s/>ACL blokujúce ICMP echo request na multicast adresu všetkých uzlov a MLD/IGMP Query na prístupových portoch</text:p>
          </table:table-cell>
          <table:table-cell table:style-name="ACE-20" office:value-type="string" calcext:value-type="string">
            <text:p>C</text:p>
          </table:table-cell>
          <table:table-cell table:style-name="ACE-20" office:value-type="string" calcext:value-type="string">
            <text:p>M</text:p>
          </table:table-cell>
          <table:table-cell table:style-name="ACE-20" office:value-type="string" calcext:value-type="string">
            <text:p>DISTCOLDISTACCACC</text:p>
          </table:table-cell>
          <table:table-cell table:style-name="ACE-20" office:value-type="string" calcext:value-type="string">
            <text:p>Bezpečné IPv6: trable s multicastemMLD Considered Harmful</text:p>
          </table:table-cell>
          <table:table-cell table:number-columns-repeated="1017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Mapovanie siete'.$A$1" table:expression="#REF!"/>
          <table:named-expression table:name="Sheet_Title" table:base-cell-address="$'Mapovanie siete'.$A$1" table:expression="&quot;Mapovanie siete&quot;"/>
        </table:named-expressions>
      </table:table>
      <table:table table:name="First Hop Security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22"/>
        <table:table-row table:style-name="ro14">
          <table:table-cell table:style-name="ACE-21" office:value-type="string" calcext:value-type="string">
            <text:p>Riadok č.</text:p>
          </table:table-cell>
          <table:table-cell table:style-name="ACE-21" office:value-type="string" calcext:value-type="string">
            <text:p>Útok / Problém</text:p>
          </table:table-cell>
          <table:table-cell table:style-name="ACE-21" office:value-type="string" calcext:value-type="string">
            <text:p>Mitigácia / Nastavenie</text:p>
          </table:table-cell>
          <table:table-cell table:style-name="ACE-21" office:value-type="string" calcext:value-type="string">
            <text:p>Plane </text:p>
          </table:table-cell>
          <table:table-cell table:style-name="ACE-21" office:value-type="string" calcext:value-type="string">
            <text:p>Severity</text:p>
          </table:table-cell>
          <table:table-cell table:style-name="ACE-21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9">
          <table:table-cell office:value-type="float" office:value="1" calcext:value-type="float">
            <text:p>1</text:p>
          </table:table-cell>
          <table:table-cell table:style-name="ACE-23" office:value-type="string" calcext:value-type="string">
            <text:p>MAC Spoofing, MAC Flooding </text:p>
          </table:table-cell>
          <table:table-cell table:style-name="ACE-23" office:value-type="string" calcext:value-type="string">
            <text:p>Definovanie maximálne 1 MAC adresy na port, priradenie MAC adresy na port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4" office:value-type="string" calcext:value-type="string">
            <text:p>CCNA Routing and Switching Study Guide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ACE-23" office:value-type="string" calcext:value-type="string">
            <text:p>MAC Spoofing, MAC Flooding </text:p>
          </table:table-cell>
          <table:table-cell table:style-name="ACE-23" office:value-type="string" calcext:value-type="string">
            <text:p>Nastavenie režimu narušenia, ktorý vypne port alebo informuje správcu o pripojení nepovoleného zariadenia</text:p>
          </table:table-cell>
          <table:table-cell table:style-name="ACE-23" office:value-type="string" calcext:value-type="string">
            <text:p>C</text:p>
          </table:table-cell>
          <table:table-cell table:style-name="ACE-23" office:value-type="string" calcext:value-type="string">
            <text:p>H</text:p>
          </table:table-cell>
          <table:table-cell table:style-name="ACE-23" office:value-type="string" calcext:value-type="string">
            <text:p>DISTCOLDISTACCACC</text:p>
          </table:table-cell>
          <table:table-cell table:style-name="ACE-24" office:value-type="string" calcext:value-type="string">
            <text:p>CCNA Routing and Switching Study Guide</text:p>
          </table:table-cell>
          <table:table-cell table:number-columns-repeated="1017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ACE-23" office:value-type="string" calcext:value-type="string">
            <text:p>Využívanie siete nepovolenými používateľmi</text:p>
          </table:table-cell>
          <table:table-cell table:style-name="ACE-23" office:value-type="string" calcext:value-type="string">
            <text:p>Zapnutie 802.1x </text:p>
          </table:table-cell>
          <table:table-cell table:style-name="ACE-23" office:value-type="string" calcext:value-type="string">
            <text:p>C</text:p>
          </table:table-cell>
          <table:table-cell table:style-name="ACE-23" office:value-type="string" calcext:value-type="string">
            <text:p>H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Lan Switch SecurityCisco IOS 11 - IEEE 802.1x, autentizace k portu, MS IAS</text:p>
          </table:table-cell>
          <table:table-cell table:number-columns-repeated="1017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ACE-23" office:value-type="string" calcext:value-type="string">
            <text:p>Útok hrubou silou hádaním prístupových údajov pre 802.1x </text:p>
          </table:table-cell>
          <table:table-cell table:style-name="ACE-23" office:value-type="string" calcext:value-type="string">
            <text:p>Limitovanie maximálneho počtu neúspešných pokusov o autentizáciu 802.1x</text:p>
          </table:table-cell>
          <table:table-cell table:style-name="ACE-23" office:value-type="string" calcext:value-type="string">
            <text:p>C</text:p>
          </table:table-cell>
          <table:table-cell table:style-name="ACE-23" office:value-type="string" calcext:value-type="string">
            <text:p>H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Lan Switch SecurityCisco IOS 11 - IEEE 802.1x, autentizace k portu, MS IAS</text:p>
          </table:table-cell>
          <table:table-cell table:number-columns-repeated="1017"/>
        </table:table-row>
        <table:table-row table:style-name="ro12">
          <table:table-cell office:value-type="float" office:value="5" calcext:value-type="float">
            <text:p>5</text:p>
          </table:table-cell>
          <table:table-cell table:style-name="ACE-23" office:value-type="string" calcext:value-type="string">
            <text:p>DHCP spoofing</text:p>
          </table:table-cell>
          <table:table-cell table:style-name="ACE-23" office:value-type="string" calcext:value-type="string">
            <text:p>DHCP snooping, IPv6 Snooping, DHCPv6 Guard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Lan Switch Security</text:p>
          </table:table-cell>
          <table:table-cell table:number-columns-repeated="1017"/>
        </table:table-row>
        <table:table-row table:style-name="ro12">
          <table:table-cell office:value-type="float" office:value="6" calcext:value-type="float">
            <text:p>6</text:p>
          </table:table-cell>
          <table:table-cell table:style-name="ACE-23" office:value-type="string" calcext:value-type="string">
            <text:p>Príliš veľa DHCP paketov, zaplavenie DHCP paketmi</text:p>
          </table:table-cell>
          <table:table-cell table:style-name="ACE-23" office:value-type="string" calcext:value-type="string">
            <text:p>Obmedziť počet DHCP paketov na nedôveryhodných rozhraniach</text:p>
          </table:table-cell>
          <table:table-cell table:style-name="ACE-23" office:value-type="string" calcext:value-type="string">
            <text:p>C</text:p>
          </table:table-cell>
          <table:table-cell table:style-name="ACE-23" office:value-type="string" calcext:value-type="string">
            <text:p>M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Lan Switch SecurityCisco Guide to Harden Cisco IOS Devices</text:p>
          </table:table-cell>
          <table:table-cell table:number-columns-repeated="1017"/>
        </table:table-row>
        <table:table-row table:style-name="ro17">
          <table:table-cell office:value-type="float" office:value="7" calcext:value-type="float">
            <text:p>7</text:p>
          </table:table-cell>
          <table:table-cell table:style-name="ACE-23" office:value-type="string" calcext:value-type="string">
            <text:p>ARP Spoofing</text:p>
          </table:table-cell>
          <table:table-cell table:style-name="ACE-23" office:value-type="string" calcext:value-type="string">
            <text:p>Dynamic ARP Inspection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CIsco CCNA Security Study Guide</text:p>
          </table:table-cell>
          <table:table-cell table:number-columns-repeated="1017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ACE-23" office:value-type="string" calcext:value-type="string">
            <text:p>IP spoofing</text:p>
          </table:table-cell>
          <table:table-cell table:style-name="ACE-23" office:value-type="string" calcext:value-type="string">
            <text:p>IPv4/IPv6 Source Guard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ACE-23" office:value-type="string" calcext:value-type="string">
            <text:p>IPv6 ND Spoofing</text:p>
          </table:table-cell>
          <table:table-cell table:style-name="ACE-23" office:value-type="string" calcext:value-type="string">
            <text:p>IPv6 ND Inspection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Bezpečné IPv6: zkrocení zlých směrovačůBezpečné IPv6 : směrovač se hlásí</text:p>
          </table:table-cell>
          <table:table-cell table:number-columns-repeated="1017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ACE-23" office:value-type="string" calcext:value-type="string">
            <text:p>Rogue RARA FloodRoute Information Option injectionRA RouterLifeTime=0</text:p>
          </table:table-cell>
          <table:table-cell table:style-name="ACE-23" office:value-type="string" calcext:value-type="string">
            <text:p>RA Guard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Bezpečné IPv6: zkrocení zlých směrovačůBezpečné IPv6 : směrovač se hlásí</text:p>
          </table:table-cell>
          <table:table-cell table:number-columns-repeated="1017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ACE-23" office:value-type="string" calcext:value-type="string">
            <text:p>Mobilné zariadenia pripojené bezdrôtovo spotrebovávajú veľa energie kvôli častým RA správam</text:p>
          </table:table-cell>
          <table:table-cell table:style-name="ACE-23" office:value-type="string" calcext:value-type="string">
            <text:p>RA Throttling</text:p>
          </table:table-cell>
          <table:table-cell table:style-name="ACE-23" office:value-type="string" calcext:value-type="string">
            <text:p>C</text:p>
          </table:table-cell>
          <table:table-cell table:style-name="ACE-23" office:value-type="string" calcext:value-type="string">
            <text:p>L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Bezpečné IPv6: trable s multicastem</text:p>
          </table:table-cell>
          <table:table-cell table:number-columns-repeated="1017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ACE-23" office:value-type="string" calcext:value-type="string">
            <text:p>Vyčerpanie cache susedov</text:p>
          </table:table-cell>
          <table:table-cell table:style-name="ACE-23" office:value-type="string" calcext:value-type="string">
            <text:p>Statický záznam pre kritické zariadenia (servery) spájajúce IP a MAC adresu a VLAN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Bezpečné IPv6: když dojde kešBezpečné IPv6: když dojde keš – obrana</text:p>
          </table:table-cell>
          <table:table-cell table:number-columns-repeated="1017"/>
        </table:table-row>
        <table:table-row table:style-name="ro18">
          <table:table-cell office:value-type="float" office:value="13" calcext:value-type="float">
            <text:p>13</text:p>
          </table:table-cell>
          <table:table-cell table:style-name="ACE-23" office:value-type="string" calcext:value-type="string">
            <text:p>Vyčerpanie cache susedov</text:p>
          </table:table-cell>
          <table:table-cell table:style-name="ACE-23" office:value-type="string" calcext:value-type="string">
            <text:p>Na zabránenie vzdialeného útoku na cache susedov cez internet je potreba nastaviť ACL, kde povoľujeme iba komunikáciu s cieľovými IPv6 adresami, ktoré sa nachádzajú v našej sieti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CORE/EDGECOLCOREDISTCOLALL</text:p>
          </table:table-cell>
          <table:table-cell table:style-name="ACE-23" office:value-type="string" calcext:value-type="string">
            <text:p>Bezpečné IPv6: když dojde kešBezpečné IPv6: když dojde keš – obrana</text:p>
          </table:table-cell>
          <table:table-cell table:number-columns-repeated="1017"/>
        </table:table-row>
        <table:table-row table:style-name="ro9">
          <table:table-cell office:value-type="float" office:value="14" calcext:value-type="float">
            <text:p>14</text:p>
          </table:table-cell>
          <table:table-cell table:style-name="ACE-23" office:value-type="string" calcext:value-type="string">
            <text:p>Vyčerpanie cache susedov</text:p>
          </table:table-cell>
          <table:table-cell table:style-name="ACE-23" office:value-type="string" calcext:value-type="string">
            <text:p>IP destination Guard (First Hop Security)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Bezpečné IPv6: když dojde kešBezpečné IPv6: když dojde keš – obrana</text:p>
          </table:table-cell>
          <table:table-cell table:number-columns-repeated="1017"/>
        </table:table-row>
        <table:table-row table:style-name="ro9">
          <table:table-cell office:value-type="float" office:value="15" calcext:value-type="float">
            <text:p>15</text:p>
          </table:table-cell>
          <table:table-cell table:style-name="ACE-23" office:value-type="string" calcext:value-type="string">
            <text:p>Vyčerpanie cache susedov</text:p>
          </table:table-cell>
          <table:table-cell table:style-name="ACE-23" office:value-type="string" calcext:value-type="string">
            <text:p>Limitovanie času Ipv6 adresy v cache susedov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Bezpečné IPv6: když dojde kešBezpečné IPv6: když dojde keš – obrana</text:p>
          </table:table-cell>
          <table:table-cell table:number-columns-repeated="1017"/>
        </table:table-row>
        <table:table-row table:style-name="ro13" table:number-rows-repeated="104855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First Hop Security'.$A$1" table:expression="#REF!"/>
          <table:named-expression table:name="Sheet_Title" table:base-cell-address="$'First Hop Security'.$A$1" table:expression="&quot;First Hop Security&quot;"/>
        </table:named-expressions>
      </table:table>
      <table:table table:name="Identifikácia" table:style-name="ta8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26"/>
        <table:table-row table:style-name="ro14">
          <table:table-cell table:style-name="ACE-25" office:value-type="string" calcext:value-type="string">
            <text:p>Riadok č.</text:p>
          </table:table-cell>
          <table:table-cell table:style-name="ACE-25" office:value-type="string" calcext:value-type="string">
            <text:p>Útok / Problém</text:p>
          </table:table-cell>
          <table:table-cell table:style-name="ACE-25" office:value-type="string" calcext:value-type="string">
            <text:p>Mitigácia / Nastavenie</text:p>
          </table:table-cell>
          <table:table-cell table:style-name="ACE-25" office:value-type="string" calcext:value-type="string">
            <text:p>Plane </text:p>
          </table:table-cell>
          <table:table-cell table:style-name="ACE-25" office:value-type="string" calcext:value-type="string">
            <text:p>Severity</text:p>
          </table:table-cell>
          <table:table-cell table:style-name="ACE-25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17">
          <table:table-cell office:value-type="float" office:value="1" calcext:value-type="float">
            <text:p>1</text:p>
          </table:table-cell>
          <table:table-cell table:style-name="ACE-28" office:value-type="string" calcext:value-type="string">
            <text:p>Nemožná identifikácia zariadenia</text:p>
          </table:table-cell>
          <table:table-cell table:style-name="ACE-28" office:value-type="string" calcext:value-type="string">
            <text:p>Vytvoriť hostname</text:p>
          </table:table-cell>
          <table:table-cell table:style-name="ACE-28" office:value-type="string" calcext:value-type="string">
            <text:p>M</text:p>
          </table:table-cell>
          <table:table-cell table:style-name="ACE-28" office:value-type="string" calcext:value-type="string">
            <text:p>L</text:p>
          </table:table-cell>
          <table:table-cell table:style-name="ACE-28" office:value-type="string" calcext:value-type="string">
            <text:p>A</text:p>
          </table:table-cell>
          <table:table-cell table:style-name="ACE-28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17">
          <table:table-cell office:value-type="float" office:value="2" calcext:value-type="float">
            <text:p>2</text:p>
          </table:table-cell>
          <table:table-cell table:style-name="ACE-28" office:value-type="string" calcext:value-type="string">
            <text:p>Nemožnosť vzdialeného prístupu</text:p>
          </table:table-cell>
          <table:table-cell table:style-name="ACE-28" office:value-type="string" calcext:value-type="string">
            <text:p>Vytvoriť doménové meno</text:p>
          </table:table-cell>
          <table:table-cell table:style-name="ACE-28" office:value-type="string" calcext:value-type="string">
            <text:p>M</text:p>
          </table:table-cell>
          <table:table-cell table:style-name="ACE-28" office:value-type="string" calcext:value-type="string">
            <text:p>L</text:p>
          </table:table-cell>
          <table:table-cell table:style-name="ACE-28" office:value-type="string" calcext:value-type="string">
            <text:p>A</text:p>
          </table:table-cell>
          <table:table-cell table:style-name="ACE-28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ACE-28" office:value-type="string" calcext:value-type="string">
            <text:p>Identifikácia pravidla v ACL</text:p>
          </table:table-cell>
          <table:table-cell table:style-name="ACE-28" office:value-type="string" calcext:value-type="string">
            <text:p>Popis každého pravidla v ACL pre lepšiu identifikáciu</text:p>
          </table:table-cell>
          <table:table-cell table:style-name="ACE-28" office:value-type="string" calcext:value-type="string">
            <text:p>M</text:p>
          </table:table-cell>
          <table:table-cell table:style-name="ACE-28" office:value-type="string" calcext:value-type="string">
            <text:p>L</text:p>
          </table:table-cell>
          <table:table-cell table:style-name="ACE-28" office:value-type="string" calcext:value-type="string">
            <text:p>A</text:p>
          </table:table-cell>
          <table:table-cell table:style-name="ACE-28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ACE-28" office:value-type="string" calcext:value-type="string">
            <text:p>Identifikácia rozhrania</text:p>
          </table:table-cell>
          <table:table-cell table:style-name="ACE-28" office:value-type="string" calcext:value-type="string">
            <text:p>Popis každého rozhrania</text:p>
          </table:table-cell>
          <table:table-cell table:style-name="ACE-28" office:value-type="string" calcext:value-type="string">
            <text:p>M</text:p>
          </table:table-cell>
          <table:table-cell table:style-name="ACE-28" office:value-type="string" calcext:value-type="string">
            <text:p>L</text:p>
          </table:table-cell>
          <table:table-cell table:style-name="ACE-28" office:value-type="string" calcext:value-type="string">
            <text:p>A</text:p>
          </table:table-cell>
          <table:table-cell table:style-name="ACE-28" office:value-type="string" calcext:value-type="string">
            <text:p>CCNA Routing and Switching Study Guide</text:p>
          </table:table-cell>
          <table:table-cell table:number-columns-repeated="1017"/>
        </table:table-row>
        <table:table-row table:style-name="ro10">
          <table:table-cell office:value-type="float" office:value="5" calcext:value-type="float">
            <text:p>5</text:p>
          </table:table-cell>
          <table:table-cell table:style-name="ACE-28" office:value-type="string" calcext:value-type="string">
            <text:p>Nemožnosť identifikácie účelu VLAN</text:p>
          </table:table-cell>
          <table:table-cell table:style-name="ACE-28" office:value-type="string" calcext:value-type="string">
            <text:p>Pridanie mena k VLAN</text:p>
          </table:table-cell>
          <table:table-cell table:style-name="ACE-28" office:value-type="string" calcext:value-type="string">
            <text:p>C</text:p>
          </table:table-cell>
          <table:table-cell table:style-name="ACE-28" office:value-type="string" calcext:value-type="string">
            <text:p>L</text:p>
          </table:table-cell>
          <table:table-cell table:style-name="ACE-28" office:value-type="string" calcext:value-type="string">
            <text:p>DISTCOLDISTACCACCCOLALL</text:p>
          </table:table-cell>
          <table:table-cell table:style-name="ACE-27" office:value-type="string" calcext:value-type="string">
            <text:p>CCNA Routing and Switching Study Guide</text:p>
          </table:table-cell>
          <table:table-cell table:number-columns-repeated="1017"/>
        </table:table-row>
        <table:table-row table:style-name="ro13" table:number-rows-repeated="104856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Identifikácia.$A$1" table:expression="#REF!"/>
          <table:named-expression table:name="Sheet_Title" table:base-cell-address="$Identifikácia.$A$1" table:expression="&quot;Identifikácia&quot;"/>
        </table:named-expressions>
      </table:table>
      <table:table table:name="Ostatné" table:style-name="ta9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30"/>
        <table:table-row table:style-name="ro14">
          <table:table-cell table:style-name="ACE-29" office:value-type="string" calcext:value-type="string">
            <text:p>Riadok č.</text:p>
          </table:table-cell>
          <table:table-cell table:style-name="ACE-29" office:value-type="string" calcext:value-type="string">
            <text:p>Útok / Problém</text:p>
          </table:table-cell>
          <table:table-cell table:style-name="ACE-29" office:value-type="string" calcext:value-type="string">
            <text:p>Mitigácia / Nastavenie</text:p>
          </table:table-cell>
          <table:table-cell table:style-name="ACE-29" office:value-type="string" calcext:value-type="string">
            <text:p>Plane </text:p>
          </table:table-cell>
          <table:table-cell table:style-name="ACE-29" office:value-type="string" calcext:value-type="string">
            <text:p>Severity</text:p>
          </table:table-cell>
          <table:table-cell table:style-name="ACE-29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ACE-31" office:value-type="string" calcext:value-type="string">
            <text:p>Zlyhanie zariadenia alebo linky môže viest k nefunkčnosti siete </text:p>
          </table:table-cell>
          <table:table-cell table:style-name="ACE-31" office:value-type="string" calcext:value-type="string">
            <text:p>Povolenie FHRP s autentizáciou a aktuálnou verziou</text:p>
          </table:table-cell>
          <table:table-cell table:style-name="ACE-31" office:value-type="string" calcext:value-type="string">
            <text:p>C</text:p>
          </table:table-cell>
          <table:table-cell table:style-name="ACE-31" office:value-type="string" calcext:value-type="string">
            <text:p>M</text:p>
          </table:table-cell>
          <table:table-cell table:style-name="ACE-31" office:value-type="string" calcext:value-type="string">
            <text:p>CORE/EDGECOLCOREDISTCOLALL</text:p>
          </table:table-cell>
          <table:table-cell table:style-name="ACE-31" office:value-type="string" calcext:value-type="string">
            <text:p>CCNA Routing and Switching Study Guide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ACE-31" office:value-type="string" calcext:value-type="string">
            <text:p>Nepoužívané, staré a nezabezpečené služby môžu byť použité na škodlivé účely</text:p>
          </table:table-cell>
          <table:table-cell table:style-name="ACE-31" office:value-type="string" calcext:value-type="string">
            <text:p>Vypnutie nepoužívaných služieb z bezpečnostných dôvodov a na šetrenie CPU a pamäte </text:p>
          </table:table-cell>
          <table:table-cell table:style-name="ACE-31" office:value-type="string" calcext:value-type="string">
            <text:p>VARY – SEE SPECIFIC VENDOR CHECKLIST</text:p>
          </table:table-cell>
          <table:table-cell table:style-name="ACE-31" office:value-type="string" calcext:value-type="string">
            <text:p>H</text:p>
          </table:table-cell>
          <table:table-cell table:style-name="ACE-31" office:value-type="string" calcext:value-type="string">
            <text:p>Záleží na výrobcovi, operačnom systéme a verzii</text:p>
          </table:table-cell>
          <table:table-cell table:style-name="ACE-31" office:value-type="string" calcext:value-type="string">
            <text:p>Cisco IOS features that you should disable or restrict</text:p>
          </table:table-cell>
          <table:table-cell table:number-columns-repeated="1017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ACE-31" office:value-type="string" calcext:value-type="string">
            <text:p>Odpočúvanie komunikácie <text:s/>cez nezabezpečené tunely</text:p>
          </table:table-cell>
          <table:table-cell table:style-name="ACE-31" office:value-type="string" calcext:value-type="string">
            <text:p>Vypnúť tunely ktoré nie sú zabezpečené alebo zabezpečiť tunely</text:p>
          </table:table-cell>
          <table:table-cell table:style-name="ACE-31" office:value-type="string" calcext:value-type="string">
            <text:p>D</text:p>
          </table:table-cell>
          <table:table-cell table:style-name="ACE-31" office:value-type="string" calcext:value-type="string">
            <text:p>C</text:p>
          </table:table-cell>
          <table:table-cell table:style-name="ACE-31" office:value-type="string" calcext:value-type="string">
            <text:p>CORE/EDGEDISTCOLCOREDISTCOLDISTACCCOLALL</text:p>
          </table:table-cell>
          <table:table-cell table:style-name="ACE-31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15">
          <table:table-cell office:value-type="float" office:value="4" calcext:value-type="float">
            <text:p>4</text:p>
          </table:table-cell>
          <table:table-cell table:style-name="ACE-31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table:style-name="ACE-31" office:value-type="string" calcext:value-type="string">
            <text:p>Monitorovanie výkonnosti siete a zber sieťového prenosu kvôli legislatívnym potrebám</text:p>
          </table:table-cell>
          <table:table-cell table:style-name="ACE-31" office:value-type="string" calcext:value-type="string">
            <text:p>C</text:p>
          </table:table-cell>
          <table:table-cell table:style-name="ACE-31" office:value-type="string" calcext:value-type="string">
            <text:p>N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ACE-31" office:value-type="string" calcext:value-type="string">
            <text:p>Útočník s fyzickým prístupom k zariadeniu alebo portu môže odpočúvať alebo posielať škodlivý obsah</text:p>
          </table:table-cell>
          <table:table-cell table:style-name="ACE-31" office:value-type="string" calcext:value-type="string">
            <text:p>Explicitne zakázať nepoužívané porty</text:p>
          </table:table-cell>
          <table:table-cell table:style-name="ACE-31" office:value-type="string" calcext:value-type="string">
            <text:p>D</text:p>
          </table:table-cell>
          <table:table-cell table:style-name="ACE-31" office:value-type="string" calcext:value-type="string">
            <text:p>C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Router HardeningNetwork Security Auditing</text:p>
          </table:table-cell>
          <table:table-cell table:number-columns-repeated="1017"/>
        </table:table-row>
        <table:table-row table:style-name="ro10">
          <table:table-cell office:value-type="float" office:value="6" calcext:value-type="float">
            <text:p>6</text:p>
          </table:table-cell>
          <table:table-cell table:style-name="ACE-31" office:value-type="string" calcext:value-type="string">
            <text:p>Zdrojové rozhranie pre management a control protokoly</text:p>
          </table:table-cell>
          <table:table-cell table:style-name="ACE-31" office:value-type="string" calcext:value-type="string">
            <text:p>Vytvoriť Loopback rozhranie s IP adresou</text:p>
          </table:table-cell>
          <table:table-cell table:style-name="ACE-31" office:value-type="string" calcext:value-type="string">
            <text:p>M / C</text:p>
          </table:table-cell>
          <table:table-cell table:style-name="ACE-31" office:value-type="string" calcext:value-type="string">
            <text:p>M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ACE-31" office:value-type="string" calcext:value-type="string">
            <text:p>Pretečenie pamäte</text:p>
          </table:table-cell>
          <table:table-cell table:style-name="ACE-31" office:value-type="string" calcext:value-type="string">
            <text:p>Povoliť mechanizmy na detekciu pretečenia pamäte</text:p>
          </table:table-cell>
          <table:table-cell table:number-columns-repeated="2" table:style-name="ACE-31" office:value-type="string" calcext:value-type="string">
            <text:p>M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ACE-31" office:value-type="string" calcext:value-type="string">
            <text:p>Načítanie škodlivej konfigurácie zo siete počas bootovania</text:p>
          </table:table-cell>
          <table:table-cell table:style-name="ACE-31" office:value-type="string" calcext:value-type="string">
            <text:p>Vypnutie načítania operačného systému alebo konfigurácie zo siete pokiaľ to nie je nutné</text:p>
          </table:table-cell>
          <table:table-cell table:number-columns-repeated="2" table:style-name="ACE-31" office:value-type="string" calcext:value-type="string">
            <text:p>M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Hardening Cisco Routers</text:p>
          </table:table-cell>
          <table:table-cell table:number-columns-repeated="1017"/>
        </table:table-row>
        <table:table-row table:style-name="ro10">
          <table:table-cell office:value-type="float" office:value="9" calcext:value-type="float">
            <text:p>9</text:p>
          </table:table-cell>
          <table:table-cell table:style-name="ACE-31" office:value-type="string" calcext:value-type="string">
            <text:p>Odpočúvanie konfigurácií zariadení pri zálohe</text:p>
          </table:table-cell>
          <table:table-cell table:style-name="ACE-31" office:value-type="string" calcext:value-type="string">
            <text:p>Zapnutie zabezpečenej zálohy na server (SFTP, SCP)</text:p>
          </table:table-cell>
          <table:table-cell table:style-name="ACE-31" office:value-type="string" calcext:value-type="string">
            <text:p>M</text:p>
          </table:table-cell>
          <table:table-cell table:style-name="ACE-31" office:value-type="string" calcext:value-type="string">
            <text:p>H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6">
          <table:table-cell office:value-type="float" office:value="10" calcext:value-type="float">
            <text:p>10</text:p>
          </table:table-cell>
          <table:table-cell table:style-name="ACE-31" office:value-type="string" calcext:value-type="string">
            <text:p>Vymazanie konfigurácie</text:p>
          </table:table-cell>
          <table:table-cell table:style-name="ACE-31" office:value-type="string" calcext:value-type="string">
            <text:p>Zapnutie ochrany pred výmazom konfigurácie</text:p>
          </table:table-cell>
          <table:table-cell table:style-name="ACE-31" office:value-type="string" calcext:value-type="string">
            <text:p>M</text:p>
          </table:table-cell>
          <table:table-cell table:style-name="ACE-31" office:value-type="string" calcext:value-type="string">
            <text:p>H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CCNA Security Study Guide</text:p>
          </table:table-cell>
          <table:table-cell table:number-columns-repeated="1017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ACE-31" office:value-type="string" calcext:value-type="string">
            <text:p>Možnosť urobiť diff zmien konfigurácií a jej návrat</text:p>
          </table:table-cell>
          <table:table-cell table:style-name="ACE-31" office:value-type="string" calcext:value-type="string">
            <text:p>Periodické zálohovanie konfigurácie a logovanie jej zmien</text:p>
          </table:table-cell>
          <table:table-cell table:number-columns-repeated="2" table:style-name="ACE-31" office:value-type="string" calcext:value-type="string">
            <text:p>M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CCNA Security Study GuideCisco Guide to Harden Cisco IOS Devices</text:p>
          </table:table-cell>
          <table:table-cell table:number-columns-repeated="1017"/>
        </table:table-row>
        <table:table-row table:style-name="ro10">
          <table:table-cell office:value-type="float" office:value="12" calcext:value-type="float">
            <text:p>12</text:p>
          </table:table-cell>
          <table:table-cell table:style-name="ACE-31" office:value-type="string" calcext:value-type="string">
            <text:p>Nemožnosť prihlásenia pri zaseknutom TCP spojení</text:p>
          </table:table-cell>
          <table:table-cell table:style-name="ACE-31" office:value-type="string" calcext:value-type="string">
            <text:p>Terminovanie zaseknutého TCP spojenia</text:p>
          </table:table-cell>
          <table:table-cell table:number-columns-repeated="2" table:style-name="ACE-31" office:value-type="string" calcext:value-type="string">
            <text:p>M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10">
          <table:table-cell office:value-type="float" office:value="13" calcext:value-type="float">
            <text:p>13</text:p>
          </table:table-cell>
          <table:table-cell table:style-name="ACE-31" office:value-type="string" calcext:value-type="string">
            <text:p>Možnosť prečítať heslá z uniknutých konfigurácií</text:p>
          </table:table-cell>
          <table:table-cell table:style-name="ACE-31" office:value-type="string" calcext:value-type="string">
            <text:p>Zašifrovanie hesiel v otvorenej podobe</text:p>
          </table:table-cell>
          <table:table-cell table:style-name="ACE-31" office:value-type="string" calcext:value-type="string">
            <text:p>M</text:p>
          </table:table-cell>
          <table:table-cell table:style-name="ACE-31" office:value-type="string" calcext:value-type="string">
            <text:p>C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13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Ostatné.$A$1" table:expression="#REF!"/>
          <table:named-expression table:name="Sheet_Title" table:base-cell-address="$Ostatné.$A$1" table:expression="&quot;Ostatné&quot;"/>
        </table:named-expressions>
      </table:table>
      <table:table table:name="NTP" table:style-name="ta10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33"/>
        <table:table-row table:style-name="ro14">
          <table:table-cell table:style-name="ACE-32" office:value-type="string" calcext:value-type="string">
            <text:p>Riadok č.</text:p>
          </table:table-cell>
          <table:table-cell table:style-name="ACE-32" office:value-type="string" calcext:value-type="string">
            <text:p>Útok / Problém</text:p>
          </table:table-cell>
          <table:table-cell table:style-name="ACE-32" office:value-type="string" calcext:value-type="string">
            <text:p>Mitigácia / Nastavenie</text:p>
          </table:table-cell>
          <table:table-cell table:style-name="ACE-32" office:value-type="string" calcext:value-type="string">
            <text:p>Plane </text:p>
          </table:table-cell>
          <table:table-cell table:style-name="ACE-32" office:value-type="string" calcext:value-type="string">
            <text:p>Severity</text:p>
          </table:table-cell>
          <table:table-cell table:style-name="ACE-32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ACE-34" office:value-type="string" calcext:value-type="string">
            <text:p>Nekonzistencia časov v logoch a problém pričlenenia logov k relevantným incidentom</text:p>
          </table:table-cell>
          <table:table-cell table:style-name="ACE-34" office:value-type="string" calcext:value-type="string">
            <text:p>Nastavenie NTP serveru pre aktuálny čas v logoch</text:p>
          </table:table-cell>
          <table:table-cell table:style-name="ACE-34" office:value-type="string" calcext:value-type="string">
            <text:p>M</text:p>
          </table:table-cell>
          <table:table-cell table:style-name="ACE-34" office:value-type="string" calcext:value-type="string">
            <text:p>H</text:p>
          </table:table-cell>
          <table:table-cell table:style-name="ACE-34" office:value-type="string" calcext:value-type="string">
            <text:p>A</text:p>
          </table:table-cell>
          <table:table-cell table:style-name="ACE-34" office:value-type="string" calcext:value-type="string">
            <text:p>Network Security AuditingCisco Guide to Harden Cisco IOS Devices</text:p>
          </table:table-cell>
          <table:table-cell table:number-columns-repeated="1017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ACE-34" office:value-type="string" calcext:value-type="string">
            <text:p>Pripojenie servera s rovnakou IP adresou, ale falošným časom</text:p>
          </table:table-cell>
          <table:table-cell table:style-name="ACE-34" office:value-type="string" calcext:value-type="string">
            <text:p>Nastavenie NTP autentizácie</text:p>
          </table:table-cell>
          <table:table-cell table:style-name="ACE-34" office:value-type="string" calcext:value-type="string">
            <text:p>M</text:p>
          </table:table-cell>
          <table:table-cell table:style-name="ACE-34" office:value-type="string" calcext:value-type="string">
            <text:p>H</text:p>
          </table:table-cell>
          <table:table-cell table:style-name="ACE-34" office:value-type="string" calcext:value-type="string">
            <text:p>A</text:p>
          </table:table-cell>
          <table:table-cell table:style-name="ACE-34" office:value-type="string" calcext:value-type="string">
            <text:p>Network Security AuditingCisco Guide to Harden Cisco IOS Devices</text:p>
          </table:table-cell>
          <table:table-cell table:number-columns-repeated="1017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ACE-34" office:value-type="string" calcext:value-type="string">
            <text:p>NTP zdrojové rozhranie nie je rovnaké pri každom reštarte</text:p>
          </table:table-cell>
          <table:table-cell table:style-name="ACE-34" office:value-type="string" calcext:value-type="string">
            <text:p><text:s/>Definovanie loopback zdrojového rozhrania pre NTP</text:p>
          </table:table-cell>
          <table:table-cell table:number-columns-repeated="2" table:style-name="ACE-34" office:value-type="string" calcext:value-type="string">
            <text:p>M</text:p>
          </table:table-cell>
          <table:table-cell table:style-name="ACE-34" office:value-type="string" calcext:value-type="string">
            <text:p>A</text:p>
          </table:table-cell>
          <table:table-cell table:style-name="ACE-34" office:value-type="string" calcext:value-type="string">
            <text:p>Network Security AuditingCisco Guide to Harden Cisco IOS Devices</text:p>
          </table:table-cell>
          <table:table-cell table:number-columns-repeated="1017"/>
        </table:table-row>
        <table:table-row table:style-name="ro10">
          <table:table-cell office:value-type="float" office:value="4" calcext:value-type="float">
            <text:p>4</text:p>
          </table:table-cell>
          <table:table-cell table:style-name="ACE-34" office:value-type="string" calcext:value-type="string">
            <text:p>Väčšia bezpečnosť (pub/priv key) NTP a podpora IPv6</text:p>
          </table:table-cell>
          <table:table-cell table:style-name="ACE-34" office:value-type="string" calcext:value-type="string">
            <text:p>Použitie NTP verzie 4</text:p>
          </table:table-cell>
          <table:table-cell table:number-columns-repeated="2" table:style-name="ACE-34" office:value-type="string" calcext:value-type="string">
            <text:p>M</text:p>
          </table:table-cell>
          <table:table-cell table:style-name="ACE-34" office:value-type="string" calcext:value-type="string">
            <text:p>A</text:p>
          </table:table-cell>
          <table:table-cell table:style-name="ACE-34" office:value-type="string" calcext:value-type="string">
            <text:p>The NTP FAQ and HOWTO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ACE-34" office:value-type="string" calcext:value-type="string">
            <text:p>Falošný čas od podvrhnutého NTP zdroja</text:p>
          </table:table-cell>
          <table:table-cell table:style-name="ACE-34" office:value-type="string" calcext:value-type="string">
            <text:p>Nastavenie NTP peer s inými sieťovými zariadeniami na krížovú validáciu času a záložný zdroj času</text:p>
          </table:table-cell>
          <table:table-cell table:number-columns-repeated="2" table:style-name="ACE-34" office:value-type="string" calcext:value-type="string">
            <text:p>M</text:p>
          </table:table-cell>
          <table:table-cell table:style-name="ACE-34" office:value-type="string" calcext:value-type="string">
            <text:p>A</text:p>
          </table:table-cell>
          <table:table-cell table:style-name="ACE-34" office:value-type="string" calcext:value-type="string">
            <text:p>Hardening Cisco Routers</text:p>
          </table:table-cell>
          <table:table-cell table:number-columns-repeated="1017"/>
        </table:table-row>
        <table:table-row table:style-name="ro13" table:number-rows-repeated="104856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NTP.$A$1" table:expression="#REF!"/>
          <table:named-expression table:name="Sheet_Title" table:base-cell-address="$NTP.$A$1" table:expression="&quot;NTP&quot;"/>
        </table:named-expressions>
      </table:table>
      <table:table table:name="VLAN" table:style-name="ta1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36"/>
        <table:table-row table:style-name="ro14">
          <table:table-cell table:style-name="ACE-35" office:value-type="string" calcext:value-type="string">
            <text:p>Riadok č.</text:p>
          </table:table-cell>
          <table:table-cell table:style-name="ACE-35" office:value-type="string" calcext:value-type="string">
            <text:p>Útok / Problém</text:p>
          </table:table-cell>
          <table:table-cell table:style-name="ACE-35" office:value-type="string" calcext:value-type="string">
            <text:p>Mitigácia / Nastavenie</text:p>
          </table:table-cell>
          <table:table-cell table:style-name="ACE-35" office:value-type="string" calcext:value-type="string">
            <text:p>Plane </text:p>
          </table:table-cell>
          <table:table-cell table:style-name="ACE-35" office:value-type="string" calcext:value-type="string">
            <text:p>Severity</text:p>
          </table:table-cell>
          <table:table-cell table:style-name="ACE-35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ACE-37" office:value-type="string" calcext:value-type="string">
            <text:p>Špeciálna VLAN pre manažment na obmedzenie prístupu iba pre administrátorov</text:p>
          </table:table-cell>
          <table:table-cell table:style-name="ACE-37" office:value-type="string" calcext:value-type="string">
            <text:p>Vytvorenie separátnej VLAN pre manažment</text:p>
          </table:table-cell>
          <table:table-cell table:style-name="ACE-37" office:value-type="string" calcext:value-type="string">
            <text:p>C</text:p>
          </table:table-cell>
          <table:table-cell table:style-name="ACE-37" office:value-type="string" calcext:value-type="string">
            <text:p>M</text:p>
          </table:table-cell>
          <table:table-cell table:style-name="ACE-37" office:value-type="string" calcext:value-type="string">
            <text:p>DIST, COLDISTACC, ACC</text:p>
          </table:table-cell>
          <table:table-cell table:style-name="ACE-37" office:value-type="string" calcext:value-type="string">
            <text:p>CCNA Routing and Switching Study Guide</text:p>
          </table:table-cell>
          <table:table-cell table:number-columns-repeated="101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ACE-37" office:value-type="string" calcext:value-type="string">
            <text:p>Útočníkovi s fyzickým prístupom k portu môže byť pridelený prístup do časti siete, ktorá zodpovedá príslušnej VLAN </text:p>
          </table:table-cell>
          <table:table-cell table:style-name="ACE-37" office:value-type="string" calcext:value-type="string">
            <text:p>Vytvorenie špeciálnej black hole VLAN pre nevyužité porty</text:p>
          </table:table-cell>
          <table:table-cell table:number-columns-repeated="2" table:style-name="ACE-37" office:value-type="string" calcext:value-type="string">
            <text:p>C</text:p>
          </table:table-cell>
          <table:table-cell table:style-name="ACE-37" office:value-type="string" calcext:value-type="string">
            <text:p>DIST, COLDISTACC, ACC</text:p>
          </table:table-cell>
          <table:table-cell table:style-name="ACE-37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ACE-37" office:value-type="string" calcext:value-type="string">
            <text:p>Predvolenej VLAN je povolené prepnuté na akýkoľvek port, VLAN hopping, double tagging</text:p>
          </table:table-cell>
          <table:table-cell table:style-name="ACE-37" office:value-type="string" calcext:value-type="string">
            <text:p>Odobrať všetky porty z predvolenej VLAN</text:p>
          </table:table-cell>
          <table:table-cell table:number-columns-repeated="2" table:style-name="ACE-37" office:value-type="string" calcext:value-type="string">
            <text:p>C</text:p>
          </table:table-cell>
          <table:table-cell table:style-name="ACE-37" office:value-type="string" calcext:value-type="string">
            <text:p>DIST, COLDISTACC, ACC</text:p>
          </table:table-cell>
          <table:table-cell table:style-name="ACE-37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ACE-37" office:value-type="string" calcext:value-type="string">
            <text:p>Predvolenej VLAN je povolené byť prepnutá na akýkoľvek port, VLAN hopping, double tagging</text:p>
          </table:table-cell>
          <table:table-cell table:style-name="ACE-37" office:value-type="string" calcext:value-type="string">
            <text:p>Vytvorenie natívnej VLAN rozdielnej ako predvolená, priradenie k trunk portu a povolenie iba potrebných portov</text:p>
          </table:table-cell>
          <table:table-cell table:number-columns-repeated="2" table:style-name="ACE-37" office:value-type="string" calcext:value-type="string">
            <text:p>C</text:p>
          </table:table-cell>
          <table:table-cell table:style-name="ACE-37" office:value-type="string" calcext:value-type="string">
            <text:p>DIST, COLDISTACC, ACC</text:p>
          </table:table-cell>
          <table:table-cell table:style-name="ACE-37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ACE-37" office:value-type="string" calcext:value-type="string">
            <text:p>DTP útok, Switch spoofing útok</text:p>
          </table:table-cell>
          <table:table-cell table:style-name="ACE-37" office:value-type="string" calcext:value-type="string">
            <text:p>Vypnutie dynamického trunkovacieho protokolu a explicitne určiť porty ako prístupové a trunk</text:p>
          </table:table-cell>
          <table:table-cell table:number-columns-repeated="2" table:style-name="ACE-37" office:value-type="string" calcext:value-type="string">
            <text:p>C</text:p>
          </table:table-cell>
          <table:table-cell table:style-name="ACE-37" office:value-type="string" calcext:value-type="string">
            <text:p>DIST, COLDISTACC, ACC</text:p>
          </table:table-cell>
          <table:table-cell table:style-name="ACE-37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19">
          <table:table-cell office:value-type="float" office:value="6" calcext:value-type="float">
            <text:p>6</text:p>
          </table:table-cell>
          <table:table-cell table:style-name="ACE-37" office:value-type="string" calcext:value-type="string">
            <text:p>Nový prepínač s vyšším číslom revízie, ale s nesprávnou VLAN databázou môže šíriť falošné VLAN identifikátory a spôsobiť nefunkčnosť siete, veľa možných VTP útokov kvôli zraniteľnostiam </text:p>
          </table:table-cell>
          <table:table-cell table:style-name="ACE-37" office:value-type="string" calcext:value-type="string">
            <text:p>Vypnutie MVRP. MRP, GARP, VTP po úspešnej propagácií VLAN</text:p>
          </table:table-cell>
          <table:table-cell table:number-columns-repeated="2" table:style-name="ACE-37" office:value-type="string" calcext:value-type="string">
            <text:p>C</text:p>
          </table:table-cell>
          <table:table-cell table:style-name="ACE-37" office:value-type="string" calcext:value-type="string">
            <text:p>DISTCOLDISTACCACC</text:p>
          </table:table-cell>
          <table:table-cell table:style-name="ACE-37" office:value-type="string" calcext:value-type="string">
            <text:p>Lan Switch Security</text:p>
          </table:table-cell>
          <table:table-cell table:number-columns-repeated="1017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ACE-37" office:value-type="string" calcext:value-type="string">
            <text:p>VTP musí byť používané</text:p>
          </table:table-cell>
          <table:table-cell table:style-name="ACE-37" office:value-type="string" calcext:value-type="string">
            <text:p>Uprednostniť VTP verzie 3, špecifikovať skryté heslo a zapnúť VTP prunning pokiaľ musí byť VTP zapnuté</text:p>
          </table:table-cell>
          <table:table-cell table:number-columns-repeated="2" table:style-name="ACE-37" office:value-type="string" calcext:value-type="string">
            <text:p>C</text:p>
          </table:table-cell>
          <table:table-cell table:style-name="ACE-37" office:value-type="string" calcext:value-type="string">
            <text:p>DISTCOLDISTACCACC</text:p>
          </table:table-cell>
          <table:table-cell table:style-name="ACE-37" office:value-type="string" calcext:value-type="string">
            <text:p>Lan Switch Security</text:p>
          </table:table-cell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ACE-37" office:value-type="string" calcext:value-type="string">
            <text:p>Vysoké zaťaženie linky</text:p>
          </table:table-cell>
          <table:table-cell table:style-name="ACE-37" office:value-type="string" calcext:value-type="string">
            <text:p>Poslanie notifikácie pri prekročení prahovej hodnoty zaťaženia linky</text:p>
          </table:table-cell>
          <table:table-cell table:style-name="ACE-37" office:value-type="string" calcext:value-type="string">
            <text:p>C</text:p>
          </table:table-cell>
          <table:table-cell table:style-name="ACE-37" office:value-type="string" calcext:value-type="string">
            <text:p>M</text:p>
          </table:table-cell>
          <table:table-cell table:style-name="ACE-37" office:value-type="string" calcext:value-type="string">
            <text:p>A</text:p>
          </table:table-cell>
          <table:table-cell table:style-name="ACE-37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VLAN.$A$1" table:expression="#REF!"/>
          <table:named-expression table:name="Sheet_Title" table:base-cell-address="$VLAN.$A$1" table:expression="&quot;VLAN&quot;"/>
        </table:named-expressions>
      </table:table>
      <table:table table:name="STP" table:style-name="ta1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28" table:default-cell-style-name="ACE-40"/>
        <table:table-row table:style-name="ro14">
          <table:table-cell table:style-name="ACE-38" office:value-type="string" calcext:value-type="string">
            <text:p>Riadok č.</text:p>
          </table:table-cell>
          <table:table-cell table:style-name="ACE-38" office:value-type="string" calcext:value-type="string">
            <text:p>Útok / Problém</text:p>
          </table:table-cell>
          <table:table-cell table:style-name="ACE-38" office:value-type="string" calcext:value-type="string">
            <text:p>Mitigácia / Nastavenie</text:p>
          </table:table-cell>
          <table:table-cell table:style-name="ACE-38" office:value-type="string" calcext:value-type="string">
            <text:p>Plane </text:p>
          </table:table-cell>
          <table:table-cell table:style-name="ACE-38" office:value-type="string" calcext:value-type="string">
            <text:p>Severity</text:p>
          </table:table-cell>
          <table:table-cell table:style-name="ACE-38" office:value-type="string" calcext:value-type="string">
            <text:p>Facility layer</text:p>
          </table:table-cell>
          <table:table-cell table:style-name="ACE-41" office:value-type="string" calcext:value-type="string">
            <text:p>Zdroj</text:p>
          </table:table-cell>
          <table:table-cell table:style-name="ACE-39"/>
          <table:table-cell table:number-columns-repeated="5"/>
          <table:table-cell table:style-name="ACE-38" table:number-columns-repeated="6"/>
          <table:table-cell table:style-name="ACE-41"/>
          <table:table-cell table:number-columns-repeated="108"/>
        </table:table-row>
        <table:table-row table:style-name="ro6">
          <table:table-cell table:style-name="ACE-39" office:value-type="float" office:value="1" calcext:value-type="float">
            <text:p>1</text:p>
          </table:table-cell>
          <table:table-cell table:style-name="ACE-41" office:value-type="string" calcext:value-type="string">
            <text:p>Rogue root bridge protection (root guard)</text:p>
          </table:table-cell>
          <table:table-cell table:style-name="ACE-41" office:value-type="string" calcext:value-type="string">
            <text:p>Rogue root bridge </text:p>
          </table:table-cell>
          <table:table-cell table:number-columns-repeated="2" table:style-name="ACE-41" office:value-type="string" calcext:value-type="string">
            <text:p>C</text:p>
          </table:table-cell>
          <table:table-cell table:style-name="ACE-41" office:value-type="string" calcext:value-type="string">
            <text:p>DISTCOLDISTACCACC</text:p>
          </table:table-cell>
          <table:table-cell table:style-name="ACE-41" office:value-type="string" calcext:value-type="string">
            <text:p>Lan Switch Security</text:p>
          </table:table-cell>
          <table:table-cell table:style-name="ACE-39"/>
          <table:table-cell table:number-columns-repeated="5"/>
          <table:table-cell table:style-name="ACE-39"/>
          <table:table-cell table:style-name="ACE-41" table:number-columns-repeated="6"/>
          <table:table-cell table:number-columns-repeated="108"/>
        </table:table-row>
        <table:table-row table:style-name="ro10">
          <table:table-cell table:style-name="ACE-39" office:value-type="float" office:value="2" calcext:value-type="float">
            <text:p>2</text:p>
          </table:table-cell>
          <table:table-cell table:style-name="ACE-41" office:value-type="string" calcext:value-type="string">
            <text:p>BPDU protection (BPDU guard)</text:p>
          </table:table-cell>
          <table:table-cell table:style-name="ACE-41" office:value-type="string" calcext:value-type="string">
            <text:p>Pripojenie prepínaču na koncový prístupový port</text:p>
          </table:table-cell>
          <table:table-cell table:number-columns-repeated="2" table:style-name="ACE-41" office:value-type="string" calcext:value-type="string">
            <text:p>C</text:p>
          </table:table-cell>
          <table:table-cell table:style-name="ACE-41" office:value-type="string" calcext:value-type="string">
            <text:p>DISTCOLDISTACCACC</text:p>
          </table:table-cell>
          <table:table-cell table:style-name="ACE-41" office:value-type="string" calcext:value-type="string">
            <text:p>Lan Switch Security</text:p>
          </table:table-cell>
          <table:table-cell table:style-name="ACE-39"/>
          <table:table-cell table:number-columns-repeated="5"/>
          <table:table-cell table:style-name="ACE-39"/>
          <table:table-cell table:style-name="ACE-41" table:number-columns-repeated="6"/>
          <table:table-cell table:number-columns-repeated="108"/>
        </table:table-row>
        <table:table-row table:style-name="ro10">
          <table:table-cell table:style-name="ACE-39" office:value-type="float" office:value="3" calcext:value-type="float">
            <text:p>3</text:p>
          </table:table-cell>
          <table:table-cell table:style-name="ACE-41" office:value-type="string" calcext:value-type="string">
            <text:p>Prístupové porty by sa nemali podieľať na STP procese</text:p>
          </table:table-cell>
          <table:table-cell table:style-name="ACE-41" office:value-type="string" calcext:value-type="string">
            <text:p>Rýchlosť konvergencie</text:p>
          </table:table-cell>
          <table:table-cell table:style-name="ACE-41" office:value-type="string" calcext:value-type="string">
            <text:p>C</text:p>
          </table:table-cell>
          <table:table-cell table:style-name="ACE-41" office:value-type="string" calcext:value-type="string">
            <text:p>H</text:p>
          </table:table-cell>
          <table:table-cell table:style-name="ACE-41" office:value-type="string" calcext:value-type="string">
            <text:p>DISTCOLDISTACCACC</text:p>
          </table:table-cell>
          <table:table-cell table:style-name="ACE-41" office:value-type="string" calcext:value-type="string">
            <text:p>Lan Switch Security</text:p>
          </table:table-cell>
          <table:table-cell table:style-name="ACE-39"/>
          <table:table-cell table:number-columns-repeated="5"/>
          <table:table-cell table:style-name="ACE-39"/>
          <table:table-cell table:style-name="ACE-41" table:number-columns-repeated="6"/>
          <table:table-cell table:number-columns-repeated="108"/>
        </table:table-row>
        <table:table-row table:style-name="ro4">
          <table:table-cell table:style-name="ACE-39" office:value-type="float" office:value="4" calcext:value-type="float">
            <text:p>4</text:p>
          </table:table-cell>
          <table:table-cell table:style-name="ACE-41" office:value-type="string" calcext:value-type="string">
            <text:p>Špeciálne konfigurácie zaisťujúce bezslučkovú topológiu pomocou STP keď nastane jednosmerná komunikácia (Loop Guard)</text:p>
          </table:table-cell>
          <table:table-cell table:style-name="ACE-41" office:value-type="string" calcext:value-type="string">
            <text:p>Jednosmerná komunikácia medzi prepínačmi môže viesť k topológii so slučkami</text:p>
          </table:table-cell>
          <table:table-cell table:number-columns-repeated="2" table:style-name="ACE-41" office:value-type="string" calcext:value-type="string">
            <text:p>C</text:p>
          </table:table-cell>
          <table:table-cell table:style-name="ACE-41" office:value-type="string" calcext:value-type="string">
            <text:p>DISTCOLDISTACCACC</text:p>
          </table:table-cell>
          <table:table-cell table:style-name="ACE-41" office:value-type="string" calcext:value-type="string">
            <text:p>Designing Cisco network service architectures</text:p>
          </table:table-cell>
          <table:table-cell table:style-name="ACE-39"/>
          <table:table-cell table:number-columns-repeated="5"/>
          <table:table-cell table:style-name="ACE-39"/>
          <table:table-cell table:style-name="ACE-41" table:number-columns-repeated="6"/>
          <table:table-cell table:number-columns-repeated="108"/>
        </table:table-row>
        <table:table-row table:style-name="ro13" table:number-rows-repeated="122">
          <table:table-cell table:number-columns-repeated="128"/>
        </table:table-row>
        <table:table-row table:style-name="ro13">
          <table:table-cell table:number-columns-repeated="128"/>
        </table:table-row>
        <table:named-expressions>
          <table:named-expression table:name="Print_Area" table:base-cell-address="$STP.$A$1" table:expression="#REF!"/>
          <table:named-expression table:name="Sheet_Title" table:base-cell-address="$STP.$A$1" table:expression="&quot;STP&quot;"/>
        </table:named-expressions>
      </table:table>
      <table:table table:name="Vysoké zaťaženie zariadenia" table:style-name="ta1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43"/>
        <table:table-row table:style-name="ro14">
          <table:table-cell table:style-name="ACE-42" office:value-type="string" calcext:value-type="string">
            <text:p>Riadok č.</text:p>
          </table:table-cell>
          <table:table-cell table:style-name="ACE-42" office:value-type="string" calcext:value-type="string">
            <text:p>Útok / Problém</text:p>
          </table:table-cell>
          <table:table-cell table:style-name="ACE-42" office:value-type="string" calcext:value-type="string">
            <text:p>Mitigácia / Nastavenie</text:p>
          </table:table-cell>
          <table:table-cell table:style-name="ACE-42" office:value-type="string" calcext:value-type="string">
            <text:p>Plane </text:p>
          </table:table-cell>
          <table:table-cell table:style-name="ACE-42" office:value-type="string" calcext:value-type="string">
            <text:p>Severity</text:p>
          </table:table-cell>
          <table:table-cell table:style-name="ACE-42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ACE-44" office:value-type="string" calcext:value-type="string">
            <text:p>Nízky stav voľnej pamäte</text:p>
          </table:table-cell>
          <table:table-cell table:style-name="ACE-44" office:value-type="string" calcext:value-type="string">
            <text:p>Nastavenie notifikácie pri dochádzaní pamäte</text:p>
          </table:table-cell>
          <table:table-cell table:number-columns-repeated="2" table:style-name="ACE-44" office:value-type="string" calcext:value-type="string">
            <text:p>M</text:p>
          </table:table-cell>
          <table:table-cell table:style-name="ACE-44" office:value-type="string" calcext:value-type="string">
            <text:p>A</text:p>
          </table:table-cell>
          <table:table-cell table:style-name="ACE-44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ACE-44" office:value-type="string" calcext:value-type="string">
            <text:p>Logovacie správy nemôžu byť zaznamenané kvôli nedostatku pamäte</text:p>
          </table:table-cell>
          <table:table-cell table:style-name="ACE-44" office:value-type="string" calcext:value-type="string">
            <text:p>Rezervovanie pamäte pre kritické notifikácie pri nedostatku pamäte</text:p>
          </table:table-cell>
          <table:table-cell table:style-name="ACE-44" office:value-type="string" calcext:value-type="string">
            <text:p>M</text:p>
          </table:table-cell>
          <table:table-cell table:style-name="ACE-44" office:value-type="string" calcext:value-type="string">
            <text:p>H</text:p>
          </table:table-cell>
          <table:table-cell table:style-name="ACE-44" office:value-type="string" calcext:value-type="string">
            <text:p>A</text:p>
          </table:table-cell>
          <table:table-cell table:style-name="ACE-44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10">
          <table:table-cell office:value-type="float" office:value="3" calcext:value-type="float">
            <text:p>3</text:p>
          </table:table-cell>
          <table:table-cell table:style-name="ACE-44" office:value-type="string" calcext:value-type="string">
            <text:p>Vysoké zaťaženie CPU</text:p>
          </table:table-cell>
          <table:table-cell table:style-name="ACE-44" office:value-type="string" calcext:value-type="string">
            <text:p>Nastavenie notifikácie vysokom zaťažení CPU</text:p>
          </table:table-cell>
          <table:table-cell table:number-columns-repeated="2" table:style-name="ACE-44" office:value-type="string" calcext:value-type="string">
            <text:p>M</text:p>
          </table:table-cell>
          <table:table-cell table:style-name="ACE-44" office:value-type="string" calcext:value-type="string">
            <text:p>A</text:p>
          </table:table-cell>
          <table:table-cell table:style-name="ACE-44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ACE-44" office:value-type="string" calcext:value-type="string">
            <text:p>Vysoké zaťaženie zariadenia spôsobilo nemožnosť prihlásenia k nemu</text:p>
          </table:table-cell>
          <table:table-cell table:style-name="ACE-44" office:value-type="string" calcext:value-type="string">
            <text:p>Rezervovanie pamäte pre protokoly na manažment zariadení pri nedostatku pamäte</text:p>
          </table:table-cell>
          <table:table-cell table:style-name="ACE-44" office:value-type="string" calcext:value-type="string">
            <text:p>M</text:p>
          </table:table-cell>
          <table:table-cell table:style-name="ACE-44" office:value-type="string" calcext:value-type="string">
            <text:p>H</text:p>
          </table:table-cell>
          <table:table-cell table:style-name="ACE-44" office:value-type="string" calcext:value-type="string">
            <text:p>A</text:p>
          </table:table-cell>
          <table:table-cell table:style-name="ACE-44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13" table:number-rows-repeated="1048570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Vysoké zaťaženie zariadenia'.$A$1" table:expression="#REF!"/>
          <table:named-expression table:name="Sheet_Title" table:base-cell-address="$'Vysoké zaťaženie zariadenia'.$A$1" table:expression="&quot;Vysoké zaťaženie zariadenia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" svg:font-family="Arial"/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Riadenie_20_prístupu" style:display-name="Riadenie prístupu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NMP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yslog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merovani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Filtrovani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apovanie_20_siete" style:display-name="Mapovanie siet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First_20_Hop_20_Security" style:display-name="First Hop Security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Identifikáci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statné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NTP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VLA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TP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Vysoké_20_zaťaženie_20_zariadenia" style:display-name="Vysoké zaťaženie zariadeni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4T16:22:15.717330284</dc:date>
    <meta:creation-date>2019-12-08T13:04:48Z</meta:creation-date>
    <meta:editing-cycles>79</meta:editing-cycles>
    <meta:editing-duration>PT22H12M6S</meta:editing-duration>
    <meta:generator>LibreOffice/6.1.5.2$Linux_X86_64 LibreOffice_project/10$Build-2</meta:generator>
    <meta:document-statistic meta:table-count="13" meta:cell-count="931" meta:object-count="0"/>
  </office:meta>
</office:document-meta>
</file>